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2.893cm" table:align="left" fo:background-color="#ffffff">
        <style:background-image/>
      </style:table-properties>
    </style:style>
    <style:style style:name="Tabla1.A" style:family="table-column">
      <style:table-column-properties style:column-width="1.991cm"/>
    </style:style>
    <style:style style:name="Tabla1.B" style:family="table-column">
      <style:table-column-properties style:column-width="0.901cm"/>
    </style:style>
    <style:style style:name="Tabla1.A1" style:family="table-cell">
      <style:table-cell-properties style:vertical-align="middle" fo:padding-left="0cm" fo:padding-right="0cm" fo:padding-top="0.212cm" fo:padding-bottom="0cm" fo:border-left="none" fo:border-right="none" fo:border-top="0.05pt solid #dddddd" fo:border-bottom="none"/>
    </style:style>
    <style:style style:name="Tabla2" style:family="table">
      <style:table-properties style:width="3.147cm" table:align="left" fo:background-color="#ffffff">
        <style:background-image/>
      </style:table-properties>
    </style:style>
    <style:style style:name="Tabla2.A" style:family="table-column">
      <style:table-column-properties style:column-width="2.245cm"/>
    </style:style>
    <style:style style:name="Tabla2.B" style:family="table-column">
      <style:table-column-properties style:column-width="0.901cm"/>
    </style:style>
    <style:style style:name="Tabla2.A1" style:family="table-cell">
      <style:table-cell-properties style:vertical-align="middle" fo:padding-left="0cm" fo:padding-right="0cm" fo:padding-top="0.212cm" fo:padding-bottom="0cm" fo:border-left="none" fo:border-right="none" fo:border-top="0.05pt solid #dddddd" fo:border-bottom="none"/>
    </style:style>
    <style:style style:name="Tabla3" style:family="table">
      <style:table-properties style:width="7.318cm" table:align="left" fo:background-color="#ffffff">
        <style:background-image/>
      </style:table-properties>
    </style:style>
    <style:style style:name="Tabla3.A" style:family="table-column">
      <style:table-column-properties style:column-width="1.75cm"/>
    </style:style>
    <style:style style:name="Tabla3.B" style:family="table-column">
      <style:table-column-properties style:column-width="2.997cm"/>
    </style:style>
    <style:style style:name="Tabla3.C" style:family="table-column">
      <style:table-column-properties style:column-width="2.572cm"/>
    </style:style>
    <style:style style:name="Tabla3.A1" style:family="table-cell">
      <style:table-cell-properties style:vertical-align="middle" fo:padding-left="0cm" fo:padding-right="0cm" fo:padding-top="0.212cm" fo:padding-bottom="0cm" fo:border-left="none" fo:border-right="none" fo:border-top="0.05pt solid #dddddd" fo:border-bottom="none"/>
    </style:style>
    <style:style style:name="Tabla4" style:family="table">
      <style:table-properties style:width="17cm" table:align="left" fo:background-color="#ffffff">
        <style:background-image/>
      </style:table-properties>
    </style:style>
    <style:style style:name="Tabla4.A" style:family="table-column">
      <style:table-column-properties style:column-width="2.291cm"/>
    </style:style>
    <style:style style:name="Tabla4.B" style:family="table-column">
      <style:table-column-properties style:column-width="14.709cm"/>
    </style:style>
    <style:style style:name="Tabla4.A1" style:family="table-cell">
      <style:table-cell-properties style:vertical-align="middle" fo:padding-left="0cm" fo:padding-right="0cm" fo:padding-top="0cm" fo:padding-bottom="0.212cm" fo:border-left="none" fo:border-right="none" fo:border-top="none" fo:border-bottom="1.5pt solid #dddddd"/>
    </style:style>
    <style:style style:name="Tabla4.A2" style:family="table-cell">
      <style:table-cell-properties style:vertical-align="middle" fo:padding-left="0cm" fo:padding-right="0cm" fo:padding-top="0.212cm" fo:padding-bottom="0cm" fo:border-left="none" fo:border-right="none" fo:border-top="0.05pt solid #dddddd" fo:border-bottom="none"/>
    </style:style>
    <style:style style:name="Tabla5" style:family="table">
      <style:table-properties style:width="17cm" table:align="left" fo:background-color="#ffffff">
        <style:background-image/>
      </style:table-properties>
    </style:style>
    <style:style style:name="Tabla5.A" style:family="table-column">
      <style:table-column-properties style:column-width="3.343cm"/>
    </style:style>
    <style:style style:name="Tabla5.B" style:family="table-column">
      <style:table-column-properties style:column-width="13.658cm"/>
    </style:style>
    <style:style style:name="Tabla5.A1" style:family="table-cell">
      <style:table-cell-properties style:vertical-align="middle" fo:padding-left="0cm" fo:padding-right="0cm" fo:padding-top="0cm" fo:padding-bottom="0.212cm" fo:border-left="none" fo:border-right="none" fo:border-top="none" fo:border-bottom="1.5pt solid #dddddd"/>
    </style:style>
    <style:style style:name="Tabla5.A2" style:family="table-cell">
      <style:table-cell-properties style:vertical-align="middle" fo:padding-left="0cm" fo:padding-right="0cm" fo:padding-top="0.212cm" fo:padding-bottom="0cm" fo:border-left="none" fo:border-right="none" fo:border-top="0.05pt solid #dddddd" fo:border-bottom="none"/>
    </style:style>
    <style:style style:name="Tabla6" style:family="table">
      <style:table-properties style:width="17cm" table:align="left" fo:background-color="#ffffff">
        <style:background-image/>
      </style:table-properties>
    </style:style>
    <style:style style:name="Tabla6.A" style:family="table-column">
      <style:table-column-properties style:column-width="3.503cm"/>
    </style:style>
    <style:style style:name="Tabla6.B" style:family="table-column">
      <style:table-column-properties style:column-width="13.497cm"/>
    </style:style>
    <style:style style:name="Tabla6.A1" style:family="table-cell">
      <style:table-cell-properties style:vertical-align="middle" fo:padding-left="0cm" fo:padding-right="0cm" fo:padding-top="0cm" fo:padding-bottom="0.212cm" fo:border-left="none" fo:border-right="none" fo:border-top="none" fo:border-bottom="1.5pt solid #dddddd"/>
    </style:style>
    <style:style style:name="Tabla6.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2"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3" style:family="paragraph" style:parent-style-name="Preformatted_20_Text">
      <style:paragraph-properties fo:margin-left="0.053cm" fo:margin-right="0.053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4" style:family="paragraph" style:parent-style-name="Preformatted_20_Text">
      <style:paragraph-properties fo:margin-left="0.053cm" fo:margin-right="0.053cm" fo:text-indent="0cm" style:auto-text-indent="false" fo:padding-left="0.238cm" fo:padding-right="0cm" fo:padding-top="0.238cm" fo:padding-bottom="0.238cm" fo:border-left="0.06pt solid #cccccc" fo:border-right="none" fo:border-top="0.06pt solid #cccccc" fo:border-bottom="0.06pt solid #cccccc"/>
    </style:style>
    <style:style style:name="P5" style:family="paragraph" style:parent-style-name="Preformatted_20_Text">
      <style:paragraph-properties fo:margin-top="0cm" fo:margin-bottom="0.499cm" style:contextual-spacing="false" fo:padding-left="0.238cm" fo:padding-right="0cm" fo:padding-top="0.238cm" fo:padding-bottom="0.238cm" fo:border-left="0.06pt solid #cccccc" fo:border-right="none" fo:border-top="0.06pt solid #cccccc" fo:border-bottom="0.06pt solid #cccccc"/>
    </style:style>
    <style:style style:name="P6"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style>
    <style:style style:name="P7" style:family="paragraph" style:parent-style-name="Table_20_Contents">
      <style:paragraph-properties fo:margin-left="0cm" fo:margin-right="0cm" fo:line-height="142%" fo:text-indent="0cm" style:auto-text-indent="false"/>
    </style:style>
    <style:style style:name="P8" style:family="paragraph" style:parent-style-name="Table_20_Contents">
      <style:paragraph-properties fo:line-height="142%"/>
    </style:style>
    <style:style style:name="P9" style:family="paragraph" style:parent-style-name="Table_20_Contents">
      <style:paragraph-properties fo:margin-left="0cm" fo:margin-right="0cm" fo:text-indent="0cm" style:auto-text-indent="false"/>
      <style:text-properties fo:font-size="2pt" style:font-size-asian="2pt" style:font-size-complex="2pt"/>
    </style:style>
    <style:style style:name="P10" style:family="paragraph" style:parent-style-name="Table_20_Heading">
      <style:paragraph-properties fo:margin-left="0cm" fo:margin-right="0cm" fo:text-align="start" style:justify-single-word="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margin-top="0cm" fo:margin-bottom="0.265cm" style:contextual-spacing="false" fo:text-indent="0cm" style:auto-text-indent="false"/>
    </style:style>
    <style:style style:name="P13" style:family="paragraph" style:parent-style-name="Text_20_body" style:list-style-name="L1">
      <style:paragraph-properties fo:margin-left="0cm" fo:margin-right="0cm" fo:margin-top="0cm" fo:margin-bottom="0.265cm" style:contextual-spacing="false" fo:text-indent="0cm" style:auto-text-indent="false"/>
    </style:style>
    <style:style style:name="P14" style:family="paragraph" style:parent-style-name="Text_20_body" style:list-style-name="L2">
      <style:paragraph-properties fo:margin-left="0cm" fo:margin-right="0cm" fo:margin-top="0cm" fo:margin-bottom="0.265cm" style:contextual-spacing="false" fo:text-indent="0cm" style:auto-text-indent="false"/>
    </style:style>
    <style:style style:name="P15" style:family="paragraph" style:parent-style-name="Text_20_body" style:list-style-name="L3">
      <style:paragraph-properties fo:margin-left="0cm" fo:margin-right="0cm" fo:margin-top="0cm" fo:margin-bottom="0.265cm" style:contextual-spacing="false" fo:text-indent="0cm" style:auto-text-indent="false"/>
    </style:style>
    <style:style style:name="T1" style:family="text">
      <style:text-properties loext:padding="0cm" loext:border="none"/>
    </style:style>
    <style:style style:name="T2" style:family="text">
      <style:text-properties fo:color="#8ae234" loext:opacity="100%"/>
    </style:style>
    <style:style style:name="T3" style:family="text">
      <style:text-properties fo:color="#729fcf" loext:opacity="100%"/>
    </style:style>
    <style:style style:name="T4" style:family="text">
      <style:text-properties loext:padding-left="0.397cm" loext:padding-right="0cm" loext:padding-top="0.397cm" loext:padding-bottom="0.397cm" loext:border-left="0.06pt solid #bce8f1" loext:border-right="none" loext:border-top="0.06pt solid #bce8f1" loext:border-bottom="0.06pt solid #bce8f1"/>
    </style:style>
    <style:style style:name="T5" style:family="text">
      <style:text-properties fo:color="#ef2929" loext:opacity="100%" loext:padding="0cm" loext:border="none"/>
    </style:style>
    <style:style style:name="T6" style:family="text">
      <style:text-properties fo:background-color="transparent" loext:char-shading-value="0"/>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ítulo 16: Permisos especiales, vínculos y ubicaciones de archivos</text:p>
      <text:h text:style-name="Heading_20_2" text:outline-level="2">16.1 Introducción</text:h>
      <text:p text:style-name="P12">En el capítulo anterior se detallaron los permisos básicos de Linux: leer, escribir y ejecutar. En la mayoría de las circunstancias, estos permisos básicos de Linux serán suficientes para dar cabida a las necesidades de seguridad de los usuarios u organizaciones individuales.</text:p>
      <text:p text:style-name="P12">Sin embargo, cuando varios usuarios necesitan trabajar de forma rutinaria en los mismos directorios y archivos, estos permisos pueden no ser suficientes. Los permisos especiales setuid, setgid y sticky bit están diseñados para hacer frente a estas preocupaciones. En este capítulo vas a ver cómo estos permisos especiales funcionan y cómo configurarlos.</text:p>
      <text:p text:style-name="P12">Conocer la estructura básica del sistema de archivos puede ser esencial para poder trabajar con éxito con Linux. El Estándar de Jerarquía del Sistema de Archivos (FHS) («Filesystem Hierarchy Standard» en inglés) proporciona una guía para la mayoría de las distribuciones de Linux para saber qué directorios hay y qué poner en ellos. Este capítulo trata de este estándar, así como del propósito de estos directorios comunes.</text:p>
      <text:h text:style-name="Heading_20_2" text:outline-level="2">16.2 El Permiso setuid</text:h>
      <text:p text:style-name="P12">Cuando el permiso setuid se encuentra en un archivo binario ejecutable (Alias, un programa), el archivo binario se «ejecuta como» el propietario del archivo, no como el usuario que lo ejecuta. Este permiso se establece en una cierta cantidad de utilidades del sistema para que puedan ser manejados por los usuarios normales, pero ejecutados con los permisos root, proporcionando acceso a los archivos del sistema a los que el usuario normal normalmente no tiene acceso.</text:p>
      <text:p text:style-name="P12">Considera el siguiente escenario en el que el usuario <text:span text:style-name="Source_20_Text"><text:span text:style-name="T1">sysadmin</text:span></text:span> intenta ver el contenido del archivo <text:span text:style-name="Source_20_Text"><text:span text:style-name="T1">/etc/shadow</text:span></text:span>:</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more /etc/shadow</text:p>
      <text:p text:style-name="P6">/etc/shadow: Permission denied</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 /etc/shadow</text:p>
      <text:p text:style-name="P5">-rw-r-----. 1 root root 5195 Oct 21 19:57 /etc/shadow</text:p>
      <text:p text:style-name="P12">Como puedes ver, el archivo <text:span text:style-name="Source_20_Text"><text:span text:style-name="T1">/etc/shadow</text:span></text:span> no se puede ver (o modificar) por los usuarios normales debido a que los permisos del archivo <text:span text:style-name="Source_20_Text"><text:span text:style-name="T1">/etc/shadow</text:span></text:span> son: <text:span text:style-name="Source_20_Text"><text:span text:style-name="T1">-rw-r-----</text:span></text:span>. Dado que el archivo es propiedad del usuario root, el administrador del sistema podría modificar temporalmente los permisos en el caso de que quisieran ver o modificar este archivo.</text:p>
      <text:p text:style-name="P12">Consideremos ahora el comando <text:span text:style-name="Source_20_Text"><text:span text:style-name="T1">passwd</text:span></text:span>. Cuando se ejecuta este comando, se modifica el archivo <text:span text:style-name="Source_20_Text"><text:span text:style-name="T1">/etc/shadow</text:span></text:span>. Esto parece imposible porque otros comandos que el usuario <text:span text:style-name="Source_20_Text"><text:span text:style-name="T1">sysadmin</text:span></text:span> ejecuta e intentan acceder a este archivo, fallan. Así que, ¿Por qué el usuario <text:span text:style-name="Source_20_Text"><text:span text:style-name="T1">sysadmin</text:span></text:span> puede modificar el archivo <text:span text:style-name="Source_20_Text"><text:span text:style-name="T1">/etc/shadow</text:span></text:span> mientras se ejecuta el comando <text:span text:style-name="Source_20_Text"><text:span text:style-name="T1">passwd</text:span></text:span> cuando normalmente este usuario no tiene acceso al archivo?</text:p>
      <text:p text:style-name="P12"><text:soft-page-break/>El comando <text:span text:style-name="Source_20_Text"><text:span text:style-name="T1">passwd</text:span></text:span> tiene el permiso especial <text:span text:style-name="Strong_20_Emphasis">setuid</text:span>. Cuando se ejecuta el comando <text:span text:style-name="Source_20_Text"><text:span text:style-name="T1">passwd</text:span></text:span> y éste accede al archivo <text:span text:style-name="Source_20_Text"><text:span text:style-name="T1">/etc/shadow</text:span></text:span>, el sistema actúa como si el usuario que accede al archivo fuera el propietario del comando <text:span text:style-name="Source_20_Text"><text:span text:style-name="T1">passwd</text:span></text:span> (el usuario root), no el usuario que está ejecutando realmente el comando.</text:p>
      <text:p text:style-name="P12">Puedes ver este conjunto de permisos mediante la ejecución del comando <text:span text:style-name="Source_20_Text"><text:span text:style-name="T1">ls -l</text:span></text:span>:</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 /usr/bin/passwd</text:p>
      <text:p text:style-name="P5">-rwsr-xr-x 1 root root 31768 Jan 28 2010 /usr/bin/passwd</text:p>
      <text:p text:style-name="P12">Observa el resultado del comando <text:span text:style-name="Source_20_Text"><text:span text:style-name="T1">ls</text:span></text:span> anterior; el permiso setuid está representado por <text:span text:style-name="Source_20_Text"><text:span text:style-name="T1">s</text:span></text:span> en los permisos de propietario, donde normalmente se esperaría el permiso de ejecución.</text:p>
      <text:p text:style-name="P11"> </text:p>
      <text:p text:style-name="P12">Al igual que los permisos de lectura, escritura y ejecución, permisos especiales pueden ser ajustados con el comando <text:span text:style-name="Source_20_Text"><text:span text:style-name="T1">chmod</text:span></text:span>, utilizando cualquiera de los métodos, simbólicos y octales.</text:p>
      <text:p text:style-name="P12">Para agregar el permiso setuid simbólicamente, ejecuta:</text:p>
      <text:p text:style-name="P2">chmod u+s file</text:p>
      <text:p text:style-name="P12">Para agregar el permiso setuid numéricamente, agrega 4000 a los permisos existentes del archivo (asume que el archivo tenía originalmente <text:span text:style-name="Source_20_Text"><text:span text:style-name="T1">775</text:span></text:span> para su permiso en el ejemplo siguiente):</text:p>
      <text:p text:style-name="P2">chmod 4775 file</text:p>
      <text:p text:style-name="P12">Para retirar el permiso setuid simbólicamente, ejecuta:</text:p>
      <text:p text:style-name="P2">chmod u-s file</text:p>
      <text:p text:style-name="P12">Para retirar el permiso setuid numéricamente, resta 4000 de los permisos existentes del archivo:</text:p>
      <text:p text:style-name="P2">chmod 0775 file</text:p>
      <text:p text:style-name="P11"><text:span text:style-name="T4">En el capítulo anterior, establecimos permisos con el método octal utilizando códigos de tres dígitos. Cuando se proporciona un código de tres dígitos, el comando </text:span><text:span text:style-name="Source_20_Text"><text:span text:style-name="T1">chmod</text:span></text:span><text:span text:style-name="T4"> supone que el primer dígito antes del código de tres dígitos es </text:span><text:span text:style-name="Source_20_Text"><text:span text:style-name="T1">0</text:span></text:span><text:span text:style-name="T4">. Los permisos especiales serán establecidos sólo si se fijan los cuatro dígitos.</text:span></text:p>
      <text:p text:style-name="P12"><text:soft-page-break/>Si se especifican tres dígitos cuando se cambian los permisos en un archivo que ya tiene un conjunto de permisos especiales, el primer dígito se establecerá en <text:span text:style-name="Source_20_Text"><text:span text:style-name="T1">0</text:span></text:span> y el permiso especial se quita del archivo.</text:p>
      <text:h text:style-name="Heading_20_2" text:outline-level="2">16.3 El Permiso setgid en un Archivo</text:h>
      <text:p text:style-name="P12">El permiso setgid es similar a setuid, pero hace uso de los permisos del grupo propietario. En realidad, hay dos formas de permisos setgid: setgid en un archivo y setgid en un directorio. Cómo funciona el setgid depende de si se establece en un archivo o un directorio.</text:p>
      <text:p text:style-name="P12">El permiso setgid en un archivo es muy similar a setuid; permite que un usuario ejecute un archivo binario ejecutable proporcionando un acceso adicional (temporal) de grupo. El sistema permitirá que el usuario que ejecuta el comando pertenezca al grupo al que pertenece el archivo, pero sólo «en» el programa setgid. A medida que el comando se ejecuta y accede a archivos, esta afiliación adicional al grupo puede proporcionar acceso a los archivos.</text:p>
      <text:p text:style-name="P12">Un buen ejemplo del permiso setgid en un archivo ejecutable es el comando <text:span text:style-name="Source_20_Text"><text:span text:style-name="T1">/usr/bin/wall</text:span></text:span>. Observa los permisos de este archivo y el grupo propietario:</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 /usr/bin/wall</text:p>
      <text:p text:style-name="P5">-rwxr-sr-x. 1 root tty 10996 Jul 19 <text:s/>2011 /usr/bin/wall</text:p>
      <text:p text:style-name="P12">Se puede ver que este archivo es setgid por la presencia de la <text:span text:style-name="Source_20_Text"><text:span text:style-name="T1">s</text:span></text:span> en la posición de ejecución del grupo. Debido a que este ejecutable pertenece al grupo <text:span text:style-name="Source_20_Text"><text:span text:style-name="T1">TTY</text:span></text:span>, cuando un usuario ejecuta este comando, el comando podrá acceder a los archivos que son propiedad del grupo <text:span text:style-name="Source_20_Text"><text:span text:style-name="T1">TTY</text:span></text:span>.</text:p>
      <text:p text:style-name="P12">Este acceso es importante porque el comando <text:span text:style-name="Source_20_Text"><text:span text:style-name="T1">/usr/bin/wall</text:span></text:span> envía mensajes a «terminales». Esto se logra al escribir datos en archivos como los siguientes:</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 /dev/tty?</text:p>
      <text:p text:style-name="P6">crw-------. 1 root tty <text:s/>4, 0 Mar 29 <text:s/>2013 /dev/tty0</text:p>
      <text:p text:style-name="P5">crw--w----. 1 root tty <text:s/>4, 1 Oct 21 19:57 /dev/tty1</text:p>
      <text:p text:style-name="P12">Ten en cuenta que el grupo <text:span text:style-name="Source_20_Text"><text:span text:style-name="T1">tty</text:span></text:span> tiene permiso de escritura en los archivos anteriores, mientras que los usuarios que no están en el grupo <text:span text:style-name="Source_20_Text"><text:span text:style-name="T1">tty</text:span></text:span> ( «otros») no tienen permisos en estos archivos. Sin el permiso setgid, el comando <text:span text:style-name="Source_20_Text"><text:span text:style-name="T1">/usr/bin/wall</text:span></text:span> fallaría.</text:p>
      <text:h text:style-name="Heading_20_2" text:outline-level="2">16.4 El Permiso setgid en un Directorio</text:h>
      <text:p text:style-name="P12">El permiso setgid también se puede establecer en un directorio. Cuando se establece en un directorio, setgid hace que los archivos creados en el directorio automáticamente sean propiedad del grupo que posee el directorio. Esto es contrario a cómo funcionaría normalmente la propiedad de grupo de un archivo nuevo, ya que por defecto los archivos nuevos son propiedad del grupo primario del usuario que creó el archivo.</text:p>
      <text:p text:style-name="P12">Además, los directorios creados dentro de un directorio que tiene «establecido» el permiso setgid no sólo serán propiedad del grupo que posee el directorio setgid, sino ademas el nuevo directorio de forma automática tendrá el permiso setgid también. En otras palabras, si un directorio es setgid, entonces, los directorios creados dentro de ese directorio heredarán el permiso setgid.</text:p>
      <text:p text:style-name="P12"><text:soft-page-break/>A continuación se muestra la función del permiso setgid en un directorio. Observa que el usuario <text:span text:style-name="Source_20_Text"><text:span text:style-name="T1">sysadmin</text:span></text:span> crea un archivo en un directorio setgid <text:span text:style-name="Source_20_Text"><text:span text:style-name="T1">/tmp/data</text:span></text:span> y que el grupo al que pertenece el archivo no es el grupo primario <text:span text:style-name="Source_20_Text"><text:span text:style-name="T1">sysadmin</text:span></text:span>, sino más bien el grupo que posee el directorio <text:span text:style-name="Source_20_Text"><text:span text:style-name="T1">demo</text:span></text:span>:</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text:s/>ls -ld /tmp/data</text:p>
      <text:p text:style-name="P4">drwxrw<text:span text:style-name="T5">s</text:span>rwx. 2 root <text:span text:style-name="T5">demo</text:span> 4096 Oct 30 23:20 /tmp/data</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id</text:p>
      <text:p text:style-name="P4">uid=500(sysadmin) <text:span text:style-name="T5">gid=500(sysadmin)</text:span></text:p>
      <text:p text:style-name="P6">groups=500(sysadmin),10001(research),10002(development) </text:p>
      <text:p text:style-name="P6">context=unconfined_u:unconfined_r:unconfined_t:s0-s0:c0.c1023</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text:s/>touch /tmp/data/file.txt</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text:s/>ls -ld /tmp/data/file.txt</text:p>
      <text:p text:style-name="P3">-rw-rw-r--. 1 bob <text:span text:style-name="T5">demo</text:span> 0 Oct 30 23:21 /tmp/data/file.txt</text:p>
      <text:p text:style-name="P12">Entonces, ¿Por qué el administrador configuraría un directorio setgid? En primer lugar, ten en cuenta las siguientes cuentas de usuario:</text:p>
      <text:list text:style-name="L1">
        <text:list-item>
          <text:p text:style-name="P13"><text:span text:style-name="Source_20_Text"><text:span text:style-name="T1">bob</text:span></text:span> es miembro de <text:span text:style-name="Source_20_Text"><text:span text:style-name="T1">payroll</text:span></text:span> group</text:p>
        </text:list-item>
        <text:list-item>
          <text:p text:style-name="P13"><text:span text:style-name="Source_20_Text"><text:span text:style-name="T1">sue</text:span></text:span> es miembro de <text:span text:style-name="Source_20_Text"><text:span text:style-name="T1">staff</text:span></text:span> group</text:p>
        </text:list-item>
        <text:list-item>
          <text:p text:style-name="P13"><text:span text:style-name="Source_20_Text"><text:span text:style-name="T1">tim</text:span></text:span> es miembro de <text:span text:style-name="Source_20_Text"><text:span text:style-name="T1">acct</text:span></text:span> group</text:p>
        </text:list-item>
      </text:list>
      <text:p text:style-name="P12">Estos tres usuarios necesitan trabajar en un proyecto conjunto. Se acercan al administrador para solicitar un directorio compartido en el que puedan trabajar juntos, pero que nadie más pueda acceder a sus archivos. El administrador hace lo siguiente:</text:p>
      <text:list text:style-name="L2">
        <text:list-item>
          <text:p text:style-name="P14">Crea un nuevo grupo llamado <text:span text:style-name="Source_20_Text"><text:span text:style-name="T1">team</text:span></text:span>.</text:p>
        </text:list-item>
        <text:list-item>
          <text:p text:style-name="P14">Añade <text:span text:style-name="Source_20_Text"><text:span text:style-name="T1">bob</text:span></text:span>, <text:span text:style-name="Source_20_Text"><text:span text:style-name="T1">sue</text:span></text:span> y <text:span text:style-name="Source_20_Text"><text:span text:style-name="T1">tim</text:span></text:span> al grupo <text:span text:style-name="Source_20_Text"><text:span text:style-name="T1">team</text:span></text:span>.</text:p>
        </text:list-item>
        <text:list-item>
          <text:p text:style-name="P14">Hace un nuevo directorio llamado <text:span text:style-name="Source_20_Text"><text:span text:style-name="T1">/home/team</text:span></text:span>.</text:p>
        </text:list-item>
        <text:list-item>
          <text:p text:style-name="P14">Hace que el grupo propietario del directorio <text:span text:style-name="Source_20_Text"><text:span text:style-name="T1">/home/team</text:span></text:span> sea el grupo <text:span text:style-name="Source_20_Text"><text:span text:style-name="T1">team</text:span></text:span>.</text:p>
        </text:list-item>
        <text:list-item>
          <text:p text:style-name="P14">Otorga al directorio <text:span text:style-name="Source_20_Text"><text:span text:style-name="T1">/home/team</text:span></text:span> los siguientes permisos: <text:span text:style-name="Source_20_Text"><text:span text:style-name="T1">rwxrwx---</text:span></text:span></text:p>
        </text:list-item>
      </text:list>
      <text:p text:style-name="P12">Como resultado, <text:span text:style-name="Source_20_Text"><text:span text:style-name="T1">bob</text:span></text:span>, <text:span text:style-name="Source_20_Text"><text:span text:style-name="T1">sue</text:span></text:span> y <text:span text:style-name="Source_20_Text"><text:span text:style-name="T1">tim</text:span></text:span> pueden acceder al directorio <text:span text:style-name="Source_20_Text"><text:span text:style-name="T1">/home/team</text:span></text:span> y agregar archivos. Sin embargo, hay un problema potencial: cuando <text:span text:style-name="Source_20_Text"><text:span text:style-name="T1">bob</text:span></text:span> crea un archivo en el directorio <text:span text:style-name="Source_20_Text"><text:span text:style-name="T1">/home/team</text:span></text:span>, los detalles del nuevo archivo se ven así:</text:p>
      <text:p text:style-name="P3">-rw-r-----. 1 bob <text:span text:style-name="T5">payroll</text:span> 100 Oct 30 23:21 /home/team/file.txt</text:p>
      <text:p text:style-name="P12">Desafortunadamente, mientras <text:span text:style-name="Source_20_Text"><text:span text:style-name="T1">sue</text:span></text:span> y <text:span text:style-name="Source_20_Text"><text:span text:style-name="T1">tim</text:span></text:span> pueden acceder al directorio <text:span text:style-name="Source_20_Text"><text:span text:style-name="T1">/home/team</text:span></text:span>, no pueden hacer nada con el archivo de <text:span text:style-name="Source_20_Text"><text:span text:style-name="T1">bob</text:span></text:span>. Sus permisos para ese archivo son los permisos de «otros» (<text:span text:style-name="Source_20_Text"><text:span text:style-name="T1">---</text:span></text:span>).</text:p>
      <text:p text:style-name="P12"><text:soft-page-break/>Si el administrador estableciera el permiso setgid al directorio <text:span text:style-name="Source_20_Text"><text:span text:style-name="T1">/home/team</text:span></text:span>, entonces, cuando <text:span text:style-name="Source_20_Text"><text:span text:style-name="T1">bob</text:span></text:span> crea el archivo, se vería de la siguiente manera:</text:p>
      <text:p text:style-name="P3">-rw-r-----. 1 bob <text:span text:style-name="T5">team</text:span> 100 Oct 30 23:21 /home/team/file.txt</text:p>
      <text:p text:style-name="P12">Y como resultado, <text:span text:style-name="Source_20_Text"><text:span text:style-name="T1">sue</text:span></text:span> y <text:span text:style-name="Source_20_Text"><text:span text:style-name="T1">tim</text:span></text:span> tendrían acceso de grupo al archivo (<text:span text:style-name="Source_20_Text"><text:span text:style-name="T1">r--</text:span></text:span>).</text:p>
      <text:p text:style-name="P12">Ciertamente, <text:span text:style-name="Source_20_Text"><text:span text:style-name="T1">bob</text:span></text:span> podría cambiar la propiedad de grupo después de crear el archivo (o cambiar los permisos de «otros»), pero esto sería tedioso si se crearan muchos archivos nuevos. El permiso setgid hace que sea más fácil esta situación.</text:p>
      <text:h text:style-name="Heading_20_2" text:outline-level="2">16.5 Configurar el Permiso setgid</text:h>
      <text:p text:style-name="P12">Utiliza la siguiente sintaxis para agregar el permiso setgid simbólicamente:</text:p>
      <text:p text:style-name="P2">chmod g+s &lt;archivo|directorio&gt;</text:p>
      <text:p text:style-name="P12">Para agregar el permiso setgid numéricamente, añade 2000 a los permisos existentes del archivo (asume en el ejemplo siguiente de que el directorio tenía originalmente <text:span text:style-name="Source_20_Text"><text:span text:style-name="T1">775</text:span></text:span> para su permiso):</text:p>
      <text:p text:style-name="P2">chmod 2775 &lt;archivo|directorio&gt;</text:p>
      <text:p text:style-name="P12">Para retirar el permiso setgid simbólicamente, ejecuta:</text:p>
      <text:p text:style-name="P2">chmod g-s &lt;archivo|directorio&gt;</text:p>
      <text:p text:style-name="P12">Para retirar el permiso setgid numéricamente, resta 2000 de los permisos existentes del archivo:</text:p>
      <text:p text:style-name="P2">chmod 0775 &lt;archivo|directorio&gt;</text:p>
      <text:p text:style-name="P12">En un listado largo el permiso setgid está representado por una <text:span text:style-name="Source_20_Text"><text:span text:style-name="T1">s</text:span></text:span> en la posición de ejecución del grupo: <text:span text:style-name="Source_20_Text"><text:span text:style-name="T1">drwxrwsr-x</text:span></text:span>.</text:p>
      <text:p text:style-name="P12">Una <text:span text:style-name="Source_20_Text"><text:span text:style-name="T1">s</text:span></text:span> minúscula significa tanto los permisos de ejecución de setgid como los de grupo están establecidos. Una <text:span text:style-name="Source_20_Text"><text:span text:style-name="T1">S</text:span></text:span> mayúscula significa que sólo el permiso setgid está establecido y no el permiso de ejecución del grupo: <text:span text:style-name="Source_20_Text"><text:span text:style-name="T1">drwxrwSr-x</text:span></text:span>.</text:p>
      <text:p text:style-name="P12">Si ves una <text:span text:style-name="Source_20_Text"><text:span text:style-name="T1">S</text:span></text:span> mayúscula en la posición de ejecución del grupo, esto indica que, aunque se haya establecido el permiso setgid, en realidad no está realmente en efecto debido a que el grupo carece de los permisos de ejecución para utilizarlo.</text:p>
      <text:h text:style-name="Heading_20_2" text:outline-level="2">16.6 El Permiso Sticky Bit</text:h>
      <text:p text:style-name="P12">El permiso sticky bit se utiliza para evitar que otros usuarios eliminen los archivos de los que no son dueños en un directorio compartido. ¡Recordemos que cualquier usuario con permiso de escritura en un directorio puede crear archivos en ese directorio, así como eliminar cualquier archivo del directorio, incluso si no es el propietario del archivo!</text:p>
      <text:p text:style-name="P12"><text:soft-page-break/>El permiso sticky bit permite que los archivos se puedan compartir con otros usuarios, cambiando el permiso de escritura en el directorio para que los usuarios aún puedan añadir y eliminar los archivos del directorio, pero los archivos sólo pueden ser borrados por el propietario del archivo o el usuario root.</text:p>
      <text:p text:style-name="P12">Para establecer el permiso sticky bit simbólicamente, ejecuta un comando como el siguiente:</text:p>
      <text:p text:style-name="P2">chmod o+t &lt;directorio&gt;</text:p>
      <text:p text:style-name="P12">Para establecer el permiso sticky bit numéricamente, añade 1000 a los permisos existentes del directorio (asume que el directorio en el ejemplo siguiente tenía originalmente <text:span text:style-name="Source_20_Text"><text:span text:style-name="T1">775</text:span></text:span> para su permiso):</text:p>
      <text:p text:style-name="P2">chmod 1775 &lt;archivo|directorio&gt;</text:p>
      <text:p text:style-name="P12">Para retirar el permiso sticky bit simbólicamente, ejecuta:</text:p>
      <text:p text:style-name="P2">chmod o-t &lt;directorio&gt;</text:p>
      <text:p text:style-name="P12">Para retirar el permiso sticky bit numéricamente, resta 1000 de los permisos existentes del directorio:</text:p>
      <text:p text:style-name="P2">chmod 0775 &lt;directorio&gt;</text:p>
      <text:p text:style-name="P12">La salida del comando <text:span text:style-name="Source_20_Text"><text:span text:style-name="T1">ls -l</text:span></text:span> visualiza el permiso sticky bit con una <text:span text:style-name="Source_20_Text"><text:span text:style-name="T1">t</text:span></text:span> en la posición de ejecución de «otros»: <text:span text:style-name="Source_20_Text"><text:span text:style-name="T1">drwxrwxrwt</text:span></text:span>.</text:p>
      <text:p text:style-name="P12">Una <text:span text:style-name="Source_20_Text"><text:span text:style-name="T1">t</text:span></text:span> minúscula significa que tanto el permiso sticky bit como los permisos de ejecución están establecidos para «otros». Una <text:span text:style-name="Source_20_Text"><text:span text:style-name="T1">T</text:span></text:span> mayúscula significa que sólo el permiso sticky bit está establecido: <text:span text:style-name="Source_20_Text"><text:span text:style-name="T1">drwxrwxrwT</text:span></text:span>.</text:p>
      <text:p text:style-name="P12">Mientras la <text:span text:style-name="Source_20_Text"><text:span text:style-name="T1">S</text:span></text:span> mayúscula indica un problema con los permisos setuid o setgid, una <text:span text:style-name="Source_20_Text"><text:span text:style-name="T1">T</text:span></text:span> mayúscula no indica necesariamente un problema, siempre y cuando el grupo propietario aún tenga permiso de ejecución.</text:p>
      <text:p text:style-name="P12">Un buen ejemplo del uso de directorios con el permiso sticky bit serían los directorios <text:span text:style-name="Source_20_Text"><text:span text:style-name="T1">/tmp</text:span></text:span> y <text:span text:style-name="Source_20_Text"><text:span text:style-name="T1">/var/tmp</text:span></text:span>. Estos directorios están diseñados como ubicaciones donde cualquier usuario puede crear un archivo temporal.</text:p>
      <text:p text:style-name="P12">Debido a que estos directorios están destinados a ser modificables por todos los usuarios, están configurados para utilizar el permiso sticky bit. Sin este permiso especial, un usuario podría eliminar los archivos temporales de otro usuario.</text:p>
      <text:h text:style-name="Heading_20_2" text:outline-level="2">16.7 Los Enlaces Físicos y los Enlaces Simbólicos</text:h>
      <text:p text:style-name="P12">Considera el siguiente escenario: hay un archivo profundamente enterrado en el sistema de archivos llamado <text:span text:style-name="Source_20_Text"><text:span text:style-name="T1">/usr/share/doc/superbigsoftwarepackage/data/2013/october/tenth/valuable-information.txt</text:span></text:span>. Es un archivo que se actualiza de forma rutinaria por otro <text:soft-page-break/>usuario y al que habitualmente necesitas tener acceso. Introducir este largo nombre de archivo no es una opción ideal, pero el archivo debe residir en este lugar y, ya que se actualiza de forma regular, no se puede simplemente hacer una copia del archivo.</text:p>
      <text:p text:style-name="P12">Ésta es una situación en la que los enlaces físicos y los simbólicos (blandos) pueden ser útiles. Se puede crear un archivo que se enlazara al que está «profundamente enterrado». Este nuevo archivo podría ser colocado en tu directorio home o cualquier otro lugar conveniente. Cuando accedes al archivo nuevo de «enlace», éste accederá a los contenidos del archivo <text:span text:style-name="Source_20_Text"><text:span text:style-name="T1">valuable-information.txt</text:span></text:span>.</text:p>
      <text:p text:style-name="P12">Cada método de enlace, físico o simbólico, resulta en el mismo acceso global, pero utilizan diferentes técnicas. Existen ventajas y desventajas de cada método, por lo que conocer ambas técnicas y cuando se usan es importante.</text:p>
      <text:h text:style-name="Heading_20_2" text:outline-level="2">16.7.1 Creación de los Vínculos Físicos</text:h>
      <text:p text:style-name="P12">Con el fin de entender los enlaces físicos, hay que entender un poco cómo el sistema de archivos realiza un seguimiento de los archivos. Por cada archivo creado, hay un bloque de datos en el sistema de archivos que almacena la información meta del archivo. La <text:span text:style-name="Variable">información meta</text:span> incluye información sobre el archivo, tal como los permisos, propiedades y marcas de tiempo. Información meta no incluye el nombre del archivo o el contenido del archivo, pero sí incluye casi toda la demás información sobre el archivo.</text:p>
      <text:p text:style-name="P12">A esta información meta se le llama la <text:span text:style-name="Variable">tabla de inodos</text:span> del archivo. La tabla de inodos también incluye punteros a otros bloques en el sistema de archivos llamados <text:span text:style-name="Variable">bloques de datos</text:span> donde se almacenan los datos.</text:p>
      <text:p text:style-name="P12">Cada archivo en una partición tiene un número de identificación único llamado <text:span text:style-name="Variable">número de inodo</text:span>. El comando <text:span text:style-name="Source_20_Text"><text:span text:style-name="T1">ls -i</text:span></text:span> mostrará el número de inodo de un archivo. Al igual que los usuarios y grupos, lo que realmente define un archivo no es su nombre, sino más bien el número que se le haya asignado.</text:p>
      <text:p text:style-name="P12">La tabla de inodos no incluye el nombre del archivo. Para cada archivo, también hay una entrada que se almacena en el área de datos de un directorio (bloque de datos) que incluye una asociación entre un número de inodo y un nombre de archivo.</text:p>
      <text:p text:style-name="P12">En el bloque de datos para el directorio <text:span text:style-name="Source_20_Text"><text:span text:style-name="T1">/etc</text:span></text:span> habría una lista de todos los archivos de este directorio y su número de inodo correspondiente. Por ejemplo:</text:p>
      <table:table table:name="Tabla1" table:style-name="Tabla1">
        <table:table-column table:style-name="Tabla1.A"/>
        <table:table-column table:style-name="Tabla1.B"/>
        <table:table-row>
          <table:table-cell table:style-name="Tabla1.A1" office:value-type="string">
            <text:p text:style-name="P7"><text:span text:style-name="Source_20_Text"><text:span text:style-name="T1">passwd</text:span></text:span></text:p>
          </table:table-cell>
          <table:table-cell table:style-name="Tabla1.A1" office:value-type="string">
            <text:p text:style-name="P7">123</text:p>
          </table:table-cell>
        </table:table-row>
        <table:table-row>
          <table:table-cell table:style-name="Tabla1.A1" office:value-type="string">
            <text:p text:style-name="P7"><text:span text:style-name="Source_20_Text"><text:span text:style-name="T1">shadow</text:span></text:span></text:p>
          </table:table-cell>
          <table:table-cell table:style-name="Tabla1.A1" office:value-type="string">
            <text:p text:style-name="P7">175</text:p>
          </table:table-cell>
        </table:table-row>
        <table:table-row>
          <table:table-cell table:style-name="Tabla1.A1" office:value-type="string">
            <text:p text:style-name="P7"><text:span text:style-name="Source_20_Text"><text:span text:style-name="T1">group</text:span></text:span></text:p>
          </table:table-cell>
          <table:table-cell table:style-name="Tabla1.A1" office:value-type="string">
            <text:p text:style-name="P7">144</text:p>
          </table:table-cell>
        </table:table-row>
        <table:table-row>
          <table:table-cell table:style-name="Tabla1.A1" office:value-type="string">
            <text:p text:style-name="P7"><text:span text:style-name="Source_20_Text"><text:span text:style-name="T1">gshadow</text:span></text:span></text:p>
          </table:table-cell>
          <table:table-cell table:style-name="Tabla1.A1" office:value-type="string">
            <text:p text:style-name="P8">897</text:p>
          </table:table-cell>
        </table:table-row>
      </table:table>
      <text:p text:style-name="P12">Cuando se intenta acceder al archivo <text:span text:style-name="Source_20_Text"><text:span text:style-name="T1">/etc/passwd</text:span></text:span>, el sistema utiliza esta tabla para traducir el nombre de archivo en un número de inodo. A continuación, recupera los datos del archivo al ver la información en la tabla de inodos para el archivo.</text:p>
      <text:p text:style-name="P12"><text:soft-page-break/>Los enlaces físicos son dos nombres de archivo que apuntan al mismo inodo. Por ejemplo, considera las siguientes entradas de directorio:</text:p>
      <table:table table:name="Tabla2" table:style-name="Tabla2">
        <table:table-column table:style-name="Tabla2.A"/>
        <table:table-column table:style-name="Tabla2.B"/>
        <table:table-row>
          <table:table-cell table:style-name="Tabla2.A1" office:value-type="string">
            <text:p text:style-name="P7"><text:span text:style-name="Source_20_Text"><text:span text:style-name="T1">passwd</text:span></text:span></text:p>
          </table:table-cell>
          <table:table-cell table:style-name="Tabla2.A1" office:value-type="string">
            <text:p text:style-name="P7">123</text:p>
          </table:table-cell>
        </table:table-row>
        <table:table-row>
          <table:table-cell table:style-name="Tabla2.A1" office:value-type="string">
            <text:p text:style-name="P7"><text:span text:style-name="Source_20_Text"><text:span text:style-name="T1">mypasswd</text:span></text:span></text:p>
          </table:table-cell>
          <table:table-cell table:style-name="Tabla2.A1" office:value-type="string">
            <text:p text:style-name="P7">123</text:p>
          </table:table-cell>
        </table:table-row>
        <table:table-row>
          <table:table-cell table:style-name="Tabla2.A1" office:value-type="string">
            <text:p text:style-name="P7"><text:span text:style-name="Source_20_Text"><text:span text:style-name="T1">shadow</text:span></text:span></text:p>
          </table:table-cell>
          <table:table-cell table:style-name="Tabla2.A1" office:value-type="string">
            <text:p text:style-name="P7">175</text:p>
          </table:table-cell>
        </table:table-row>
        <table:table-row>
          <table:table-cell table:style-name="Tabla2.A1" office:value-type="string">
            <text:p text:style-name="P7"><text:span text:style-name="Source_20_Text"><text:span text:style-name="T1">group</text:span></text:span></text:p>
          </table:table-cell>
          <table:table-cell table:style-name="Tabla2.A1" office:value-type="string">
            <text:p text:style-name="P7">144</text:p>
          </table:table-cell>
        </table:table-row>
        <table:table-row>
          <table:table-cell table:style-name="Tabla2.A1" office:value-type="string">
            <text:p text:style-name="P7"><text:span text:style-name="Source_20_Text"><text:span text:style-name="T1">gshadow</text:span></text:span></text:p>
          </table:table-cell>
          <table:table-cell table:style-name="Tabla2.A1" office:value-type="string">
            <text:p text:style-name="P8">897</text:p>
          </table:table-cell>
        </table:table-row>
      </table:table>
      <text:p text:style-name="P12">Debido a que tanto el archivo <text:span text:style-name="Source_20_Text"><text:span text:style-name="T1">passwd</text:span></text:span> como el <text:span text:style-name="Source_20_Text"><text:span text:style-name="T1">mypasswd</text:span></text:span> tienen el mismo número de inodo, en realidad, son el mismo archivo. Puedes acceder a los datos del archivo utilizando cualquiera de los dos nombres de archivo.</text:p>
      <text:p text:style-name="P12">Al ejecutar el comando <text:span text:style-name="Source_20_Text"><text:span text:style-name="T1">ls -l</text:span></text:span>, el número que aparece para cada archivo entre los permisos de usuario y el propietario es la cuenta de enlaces:</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echo data &gt; file.original </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i file.* </text:p>
      <text:p text:style-name="P3">278772 -rw-rw-r--. <text:span text:style-name="T5">1</text:span> sysadmin sysadmin 5 Oct 25 15:42 file.original</text:p>
      <text:p text:style-name="P12">El número contador de enlaces indica cuántos enlaces físicos fueron creados. Cuando el número es un valor de uno, entonces el archivo sólo tiene un nombre relacionado con el inodo.</text:p>
      <text:p text:style-name="P12">Para crear los enlaces físicos, se utiliza el comando <text:span text:style-name="Source_20_Text"><text:span text:style-name="T1">ln</text:span></text:span> con el primer argumento siendo el nombre de archivo existente y el segundo argumento es el nuevo archivo. Cuando utilizas el comando <text:span text:style-name="Source_20_Text"><text:span text:style-name="T1">ln</text:span></text:span> para crear un enlace físico, el número del enlace aumentará en una unidad por cada nombre de archivo adicional que enlaces:</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n file.original file.hard.1</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i file.*</text:p>
      <text:p text:style-name="P4">278772 -rw-rw-r--. <text:span text:style-name="T5">2</text:span> sysadmin sysadmin 5 Oct 25 15:53 file.hard.1</text:p>
      <text:p text:style-name="P3">278772 -rw-rw-r--. <text:span text:style-name="T5">2</text:span> sysadmin sysadmin 5 Oct 25 15:53 file.original</text:p>
      <text:h text:style-name="Heading_20_2" text:outline-level="2">16.7.2 Creación de Enlaces Simbólicos</text:h>
      <text:p text:style-name="P12">Un enlace simbólico es simplemente un archivo que apunta a otro archivo. Hay varios enlaces simbólicos que ya están en el sistema, incluyendo varios en el directorio <text:span text:style-name="Source_20_Text"><text:span text:style-name="T1">/etc</text:span></text:span> :</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 /etc/grub.conf</text:p>
      <text:p text:style-name="P5">lrwxrwxrwx. 1 root root 22 Feb 15 <text:s/>2011 /etc/grub.conf -&gt; ../boot/grub/grub.conf</text:p>
      <text:p text:style-name="P12">En el ejemplo anterior, se puede ver que el archivo <text:span text:style-name="Source_20_Text"><text:span text:style-name="T1">/etc/grub.conf</text:span></text:span> «apunta» al archivo <text:span text:style-name="Source_20_Text"><text:span text:style-name="T1">../boot/grub/grub.conf</text:span></text:span>. Por lo tanto, si intentaras ver el contenido del <text:soft-page-break/>archivo <text:span text:style-name="Source_20_Text"><text:span text:style-name="T1">/etc/grub.conf</text:span></text:span>, éste seguiría el puntero y mostraría el contenido del archivo <text:span text:style-name="Source_20_Text"><text:span text:style-name="T1">../boot/grub/grub.conf</text:span></text:span>.</text:p>
      <text:p text:style-name="P12">Para crear un enlace simbólico, utiliza la opción <text:span text:style-name="Source_20_Text"><text:span text:style-name="T1">-s</text:span></text:span> con el comando <text:span text:style-name="Source_20_Text"><text:span text:style-name="T1">ln</text:span></text:span>:</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text:s/>ln -s /etc/passwd mypasswd</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text:s/>ls -l mypasswd</text:p>
      <text:p text:style-name="P5">lrwxrwxrwx. 1 sysadmin sysadmin 11 Oct 31 13:17 mypasswd -&gt; /etc/passwd</text:p>
      <text:h text:style-name="Heading_20_2" text:outline-level="2">16.7.3 Comparación de los Enlaces Físicos y Simbólicos</text:h>
      <text:p text:style-name="P12">Mientras que los enlaces físicos y simbólicos tienen el mismo resultado final, las diferentes técnicas producen diferentes ventajas y desventajas. De hecho, la ventaja de una técnica compensa la desventaja de la otra técnica.</text:p>
      <text:p text:style-name="P12"><text:span text:style-name="Strong_20_Emphasis">Ventaja: Enlaces físicos - ningún punto único de fallo</text:span></text:p>
      <text:p text:style-name="P12">Una de las ventajas de utilizar los enlaces físicos es que cada nombre de archivo para el contenido del archivo es equivalente. Si tienes cinco archivos enlazados físicamente entre sí, entonces eliminando cualquiera de estos cuatro archivos no daría lugar a la eliminación del contenido del archivo real.</text:p>
      <text:p text:style-name="P12">Recordemos que realmente un archivo está asociado con un número de inodo único. Mientras permanezca uno de los archivos enlazados físicamente, entonces ese número de inodo sigue existiendo. Esto significa que aún existen los datos del archivo.</text:p>
      <text:p text:style-name="P12">Los enlaces simbólicos, sin embargo, tienen un único punto de fallo: el archivo original. Consideremos el siguiente ejemplo en el que el acceso a los datos fallará si se elimina el archivo original:</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echo "hi there" &gt; test.txt</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n -s test.txt mytest.txt</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more test.txt</text:p>
      <text:p text:style-name="P6">hi there</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more mytest.txt</text:p>
      <text:p text:style-name="P6">hi there</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rm test.txt</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more mytest.txt</text:p>
      <text:p text:style-name="P6">mytest.txt: No such file or directory</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 mytest.txt</text:p>
      <text:p text:style-name="P3">lrwxrwxrwx. 1 sysadmin sysadmin 8 Oct 31 13:29 <text:span text:style-name="T5">mytest.txt -&gt; test.txt</text:span></text:p>
      <text:p text:style-name="P12"><text:span text:style-name="Strong_20_Emphasis">Ventaja: Los enlaces blandos - fáciles de ver</text:span></text:p>
      <text:p text:style-name="P12">A veces puede ser difícil saber dónde están los enlaces físicos a un archivo. Si ves un archivo normal con un número de enlace mayor que uno, puedes utilizar el comando <text:span text:style-name="Source_20_Text"><text:span text:style-name="T1">find</text:span></text:span> con el criterio de búsqueda <text:span text:style-name="Source_20_Text"><text:span text:style-name="T1">-inum</text:span></text:span> para localizar los otros archivos que tienen el mismo número de inodo. Para encontrar el número de inodo, primero utilizarías el comando <text:span text:style-name="Source_20_Text"><text:span text:style-name="T1">ls -i</text:span></text:span>:</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i file.original </text:p>
      <text:p text:style-name="P6">278772 file.original</text:p>
      <text:p text:style-name="P1"><text:soft-page-break/><text:span text:style-name="Strong_20_Emphasis"><text:span text:style-name="T2">sysadmin@localhost</text:span></text:span><text:span text:style-name="Strong_20_Emphasis">:</text:span><text:span text:style-name="Strong_20_Emphasis"><text:span text:style-name="T3">~</text:span></text:span><text:span text:style-name="Strong_20_Emphasis">$</text:span> find / -inum 278772 2&gt; /dev/null</text:p>
      <text:p text:style-name="P6">/home/sysadmin/file.hard.1</text:p>
      <text:p text:style-name="P5">/home/sysadmin/file.original</text:p>
      <text:p text:style-name="P12">Los enlaces blandos son mucho más visuales y no requieren ningún comando adicional más allá del comando <text:span text:style-name="Source_20_Text"><text:span text:style-name="T1">ls</text:span></text:span> para determinar el vínculo:</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 mypasswd</text:p>
      <text:p text:style-name="P3"><text:span text:style-name="T5">l</text:span>rwxrwxrwx. 1 sysadmin sysadmin 11 Oct 31 13:17 <text:span text:style-name="T5">mypasswd -&gt; /etc/passwd</text:span></text:p>
      <text:p text:style-name="P12"><text:span text:style-name="Strong_20_Emphasis">Ventaja: Los enlaces blandos - pueden vincular cualquier archivo</text:span></text:p>
      <text:p text:style-name="P12">Debido a que cada sistema de archivos (partición) tiene un conjunto independiente de inodos, no se pueden crear enlaces físicos que intenten cruzar los sistemas de archivos:</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n /boot/vmlinuz-2.6.32-358.6.1.el6.i686 Linux.Kernel</text:p>
      <text:p text:style-name="P5">ln: creating hard link `Linux.Kernel' =&gt; `/boot/vmlinuz-2.6.32-358.6.1.el6.i686': Invalid cross-device link</text:p>
      <text:p text:style-name="P12">En el ejemplo anterior, se intentó crear un enlace físico entre un archivo en el sistema de archivos <text:span text:style-name="Source_20_Text"><text:span text:style-name="T1">/boot</text:span></text:span> y el sistema de archivos <text:span text:style-name="Source_20_Text"><text:span text:style-name="T1">/</text:span></text:span>; éste falló porque cada uno de estos sistemas de archivos tiene un conjunto único de números de inodo que no se pueden utilizar fuera del sistema de archivos.</text:p>
      <text:p text:style-name="P12">Sin embargo, debido a que un enlace simbólico apunta a otro archivo con un nombre de ruta, se puede crear un vínculo simbólico a un archivo en otro sistema de archivos:</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text:s/>ln -s /boot/vmlinuz-2.6.32-358.6.1.el6.i686 Linux.Kernel</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text:s/>ls -l Linux.Kernel</text:p>
      <text:p text:style-name="P5">lrwxrwxrwx. 1 sysadmin sysadmin 11 Oct 31 13:17 Linux.Kernel -&gt; /boot/vmlinuz-2.6.32-358.6.1.el6.i686</text:p>
      <text:p text:style-name="P12"><text:span text:style-name="Strong_20_Emphasis">Ventaja: Enlaces blandos - pueden enlazar un directorio</text:span></text:p>
      <text:p text:style-name="P12">Otra limitación de los enlaces físicos es que no se pueden crear en directorios. La razón de esta limitación es que el propio sistema operativo utiliza enlaces físicos para definir la jerarquía de la estructura de directorios. El siguiente ejemplo muestra el mensaje de error que se muestra si se intenta enlazar físicamente un directorio:</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n /bin binary</text:p>
      <text:p text:style-name="P5">ln: `/bin': hard link not allowed for directory</text:p>
      <text:p text:style-name="P12">Enlazando los directorios utilizando un enlace simbólico está permitido:</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n -s /bin binary</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 ls -l binary</text:p>
      <text:p text:style-name="P5">lrwxrwxrwx. 1 sysadmin sysadmin 11 Oct 31 13:17 binary -&gt; /bin</text:p>
      <text:h text:style-name="Heading_20_2" text:outline-level="2"><text:soft-page-break/>16.8 Estándar de Jerarquía del Sistema de Archivos</text:h>
      <text:p text:style-name="P12">Entre los estándares soportados por la Fundación Linux está el <text:span text:style-name="Strong_20_Emphasis">Estándar de Jerarquía del Sistema de Archivos (FHS)</text:span>, que está alojado en la URL <text:a xlink:type="simple" xlink:href="https://content.netdevgroup.com/contents/linux-essentials-es/16/" office:target-frame-name="_blank" xlink:show="new" text:style-name="Internet_20_link" text:visited-style-name="Visited_20_Internet_20_Link"><text:span text:style-name="T6">http://www.pathname.com/fhs</text:span></text:a>.</text:p>
      <text:p text:style-name="P12">Un estándar es un conjunto de reglas o directrices que se recomiendan a seguir. Sin embargo, estas directrices sin duda pueden romperse, ya sea por las distribuciones enteras o por los administradores en las máquinas individuales.</text:p>
      <text:p text:style-name="P12">El estándar FHS categoriza cada directorio del sistema de dos maneras:</text:p>
      <text:list text:style-name="L3">
        <text:list-item>
          <text:p text:style-name="P15">Un directorio puede ser categorizado como compartible o no, es decir, si el directorio puede ser compartido en una red y utilizado por varios equipos.</text:p>
        </text:list-item>
        <text:list-item>
          <text:p text:style-name="P15">El directorio se pone en una categoría de tener archivos estáticos (el contenido del archivo no cambiará) o archivos variables (el contenido del archivo puede cambiar).</text:p>
        </text:list-item>
      </text:list>
      <text:p text:style-name="P12">Con el fin de poder hacer estas clasificaciones, a menudo es necesario hacer referencia a los subdirectorios debajo del nivel superior de los directorios. Por ejemplo, el directorio <text:span text:style-name="Source_20_Text"><text:span text:style-name="T1">/var</text:span></text:span> en sí no puede ser clasificado como compartible o no compartible, pero uno de sus subdirectorios, el directorio <text:span text:style-name="Source_20_Text"><text:span text:style-name="T1">/var/mail</text:span></text:span>, es compartible. Por el contrario, el directorio <text:span text:style-name="Source_20_Text"><text:span text:style-name="T1">/var/lock</text:span></text:span> no debe ser compartible.</text:p>
      <table:table table:name="Tabla3" table:style-name="Tabla3">
        <table:table-column table:style-name="Tabla3.A"/>
        <table:table-column table:style-name="Tabla3.B"/>
        <table:table-column table:style-name="Tabla3.C"/>
        <table:table-row>
          <table:table-cell table:style-name="Tabla3.A1" office:value-type="string">
            <text:p text:style-name="P9"/>
          </table:table-cell>
          <table:table-cell table:style-name="Tabla3.A1" office:value-type="string">
            <text:p text:style-name="P7"><text:span text:style-name="Strong_20_Emphasis">No compartible</text:span></text:p>
          </table:table-cell>
          <table:table-cell table:style-name="Tabla3.A1" office:value-type="string">
            <text:p text:style-name="P7"><text:span text:style-name="Strong_20_Emphasis">Compartible</text:span></text:p>
          </table:table-cell>
        </table:table-row>
        <table:table-row>
          <table:table-cell table:style-name="Tabla3.A1" office:value-type="string">
            <text:p text:style-name="P7"><text:span text:style-name="Strong_20_Emphasis">Variable</text:span></text:p>
          </table:table-cell>
          <table:table-cell table:style-name="Tabla3.A1" office:value-type="string">
            <text:p text:style-name="P7"><text:span text:style-name="Source_20_Text"><text:span text:style-name="T1">/var/lock</text:span></text:span></text:p>
          </table:table-cell>
          <table:table-cell table:style-name="Tabla3.A1" office:value-type="string">
            <text:p text:style-name="P7"><text:span text:style-name="Source_20_Text"><text:span text:style-name="T1">/var/mail</text:span></text:span></text:p>
          </table:table-cell>
        </table:table-row>
        <table:table-row>
          <table:table-cell table:style-name="Tabla3.A1" office:value-type="string">
            <text:p text:style-name="P7"><text:span text:style-name="Strong_20_Emphasis">Estático</text:span></text:p>
          </table:table-cell>
          <table:table-cell table:style-name="Tabla3.A1" office:value-type="string">
            <text:p text:style-name="P7"><text:span text:style-name="Source_20_Text"><text:span text:style-name="T1">/etc</text:span></text:span></text:p>
          </table:table-cell>
          <table:table-cell table:style-name="Tabla3.A1" office:value-type="string">
            <text:p text:style-name="P7"><text:span text:style-name="Source_20_Text"><text:span text:style-name="T1">/opt</text:span></text:span></text:p>
          </table:table-cell>
        </table:table-row>
      </table:table>
      <text:p text:style-name="P12">El estándar FHS define cuatro jerarquías de directorios utilizados en la organización de los archivos del sistema de archivos. El nivel superior o jerarquía root viene seguido por:</text:p>
      <table:table table:name="Tabla4" table:style-name="Tabla4">
        <table:table-column table:style-name="Tabla4.A"/>
        <table:table-column table:style-name="Tabla4.B"/>
        <table:table-header-rows>
          <table:table-row>
            <table:table-cell table:style-name="Tabla4.A1" office:value-type="string">
              <text:p text:style-name="P10">Directorio</text:p>
            </table:table-cell>
            <table:table-cell table:style-name="Tabla4.A1" office:value-type="string">
              <text:p text:style-name="P10">Propósito del Directorio</text:p>
            </table:table-cell>
          </table:table-row>
        </table:table-header-rows>
        <table:table-row>
          <table:table-cell table:style-name="Tabla4.A2" office:value-type="string">
            <text:p text:style-name="P7"><text:span text:style-name="Source_20_Text"><text:span text:style-name="T1">/</text:span></text:span></text:p>
          </table:table-cell>
          <table:table-cell table:style-name="Tabla4.A2" office:value-type="string">
            <text:p text:style-name="P7">La base de la estructura, o el root del sistema de archivos, este directorio unifica todos los directorios independientemente si son particiones locales, dispositivos extraíbles o recursos compartidos de red</text:p>
          </table:table-cell>
        </table:table-row>
        <table:table-row>
          <table:table-cell table:style-name="Tabla4.A2" office:value-type="string">
            <text:p text:style-name="P7"><text:span text:style-name="Source_20_Text"><text:span text:style-name="T1">/bin</text:span></text:span></text:p>
          </table:table-cell>
          <table:table-cell table:style-name="Tabla4.A2" office:value-type="string">
            <text:p text:style-name="P7">Para mantener binarios esenciales como los comandos <text:span text:style-name="Source_20_Text"><text:span text:style-name="T1">ls</text:span></text:span>, <text:span text:style-name="Source_20_Text"><text:span text:style-name="T1">cp</text:span></text:span>, y <text:span text:style-name="Source_20_Text"><text:span text:style-name="T1">rm</text:span></text:span>, y ser parte del sistema de archivos root.</text:p>
          </table:table-cell>
        </table:table-row>
        <table:table-row>
          <table:table-cell table:style-name="Tabla4.A2" office:value-type="string">
            <text:p text:style-name="P7"><text:span text:style-name="Source_20_Text"><text:span text:style-name="T1">/boot</text:span></text:span></text:p>
          </table:table-cell>
          <table:table-cell table:style-name="Tabla4.A2" office:value-type="string">
            <text:p text:style-name="P7">Contiene los archivos necesarios para arrancar el sistema, como el kernel de Linux y los archivos de configuración asociados</text:p>
          </table:table-cell>
        </table:table-row>
        <table:table-row>
          <table:table-cell table:style-name="Tabla4.A2" office:value-type="string">
            <text:p text:style-name="P7"><text:span text:style-name="Source_20_Text"><text:span text:style-name="T1">/dev</text:span></text:span></text:p>
          </table:table-cell>
          <table:table-cell table:style-name="Tabla4.A2" office:value-type="string">
            <text:p text:style-name="P7">Viene rellenado de archivos que representan los dispositivos de hardware y otros archivos especiales, tales como los archivos <text:span text:style-name="Source_20_Text"><text:span text:style-name="T1">/dev/null</text:span></text:span> y <text:span text:style-name="Source_20_Text"><text:span text:style-name="T1">/dev/zero</text:span></text:span></text:p>
          </table:table-cell>
        </table:table-row>
        <table:table-row>
          <table:table-cell table:style-name="Tabla4.A2" office:value-type="string">
            <text:p text:style-name="P7"><text:span text:style-name="Source_20_Text"><text:span text:style-name="T1">/etc</text:span></text:span></text:p>
          </table:table-cell>
          <table:table-cell table:style-name="Tabla4.A2" office:value-type="string">
            <text:p text:style-name="P7">Contiene los archivos de configuración de host esenciales, como los archivos <text:span text:style-name="Source_20_Text"><text:span text:style-name="T1">/etc/hosts</text:span></text:span> o <text:span text:style-name="Source_20_Text"><text:span text:style-name="T1">/etc/passwd</text:span></text:span></text:p>
          </table:table-cell>
        </table:table-row>
        <table:table-row>
          <table:table-cell table:style-name="Tabla4.A2" office:value-type="string">
            <text:p text:style-name="P7"><text:span text:style-name="Source_20_Text"><text:span text:style-name="T1">/home</text:span></text:span></text:p>
          </table:table-cell>
          <table:table-cell table:style-name="Tabla4.A2" office:value-type="string">
            <text:p text:style-name="P7">La ubicación de los directorios home de los usuarios</text:p>
          </table:table-cell>
        </table:table-row>
        <text:soft-page-break/>
        <table:table-row>
          <table:table-cell table:style-name="Tabla4.A2" office:value-type="string">
            <text:p text:style-name="P7"><text:span text:style-name="Source_20_Text"><text:span text:style-name="T1">/lib</text:span></text:span></text:p>
          </table:table-cell>
          <table:table-cell table:style-name="Tabla4.A2" office:value-type="string">
            <text:p text:style-name="P7">Las librerías esenciales de soporte para los archivos ejecutables en los directorios <text:span text:style-name="Source_20_Text"><text:span text:style-name="T1">/bin</text:span></text:span> y <text:span text:style-name="Source_20_Text"><text:span text:style-name="T1">/sbin</text:span></text:span></text:p>
          </table:table-cell>
        </table:table-row>
        <table:table-row>
          <table:table-cell table:style-name="Tabla4.A2" office:value-type="string">
            <text:p text:style-name="P7"><text:span text:style-name="Source_20_Text"><text:span text:style-name="T1">/lib&lt;qual&gt;</text:span></text:span></text:p>
          </table:table-cell>
          <table:table-cell table:style-name="Tabla4.A2" office:value-type="string">
            <text:p text:style-name="P7">Las librerías esenciales creadas para una arquitectura específica. Por ejemplo, el directorio <text:span text:style-name="Source_20_Text"><text:span text:style-name="T1">/lib64</text:span></text:span> para los procesadores de 64 bit AMD/Intel x86 compatibles</text:p>
          </table:table-cell>
        </table:table-row>
        <table:table-row>
          <table:table-cell table:style-name="Tabla4.A2" office:value-type="string">
            <text:p text:style-name="P7"><text:span text:style-name="Source_20_Text"><text:span text:style-name="T1">/media</text:span></text:span></text:p>
          </table:table-cell>
          <table:table-cell table:style-name="Tabla4.A2" office:value-type="string">
            <text:p text:style-name="P7">El punto de montaje para los medios extraíbles que se montan automáticamente</text:p>
          </table:table-cell>
        </table:table-row>
        <table:table-row>
          <table:table-cell table:style-name="Tabla4.A2" office:value-type="string">
            <text:p text:style-name="P7"><text:span text:style-name="Source_20_Text"><text:span text:style-name="T1">/mnt</text:span></text:span></text:p>
          </table:table-cell>
          <table:table-cell table:style-name="Tabla4.A2" office:value-type="string">
            <text:p text:style-name="P7">Un punto de montaje para montar temporalmente sistemas de archivos de manera manual</text:p>
          </table:table-cell>
        </table:table-row>
        <table:table-row>
          <table:table-cell table:style-name="Tabla4.A2" office:value-type="string">
            <text:p text:style-name="P7"><text:span text:style-name="Source_20_Text"><text:span text:style-name="T1">/opt</text:span></text:span></text:p>
          </table:table-cell>
          <table:table-cell table:style-name="Tabla4.A2" office:value-type="string">
            <text:p text:style-name="P7">Ubicación opcional de la instalación de software de terceros</text:p>
          </table:table-cell>
        </table:table-row>
        <table:table-row>
          <table:table-cell table:style-name="Tabla4.A2" office:value-type="string">
            <text:p text:style-name="P7"><text:span text:style-name="Source_20_Text"><text:span text:style-name="T1">/proc</text:span></text:span></text:p>
          </table:table-cell>
          <table:table-cell table:style-name="Tabla4.A2" office:value-type="string">
            <text:p text:style-name="P7">Un sistema de archivos virtual para que el kernel reporte procesos y otra información</text:p>
          </table:table-cell>
        </table:table-row>
        <table:table-row>
          <table:table-cell table:style-name="Tabla4.A2" office:value-type="string">
            <text:p text:style-name="P7"><text:span text:style-name="Source_20_Text"><text:span text:style-name="T1">/root</text:span></text:span></text:p>
          </table:table-cell>
          <table:table-cell table:style-name="Tabla4.A2" office:value-type="string">
            <text:p text:style-name="P7">El directorio inicial del usuario root</text:p>
          </table:table-cell>
        </table:table-row>
        <table:table-row>
          <table:table-cell table:style-name="Tabla4.A2" office:value-type="string">
            <text:p text:style-name="P7"><text:span text:style-name="Source_20_Text"><text:span text:style-name="T1">/sbin</text:span></text:span></text:p>
          </table:table-cell>
          <table:table-cell table:style-name="Tabla4.A2" office:value-type="string">
            <text:p text:style-name="P7">Los binarios esenciales del sistema utilizados principalmente por el usuario root</text:p>
          </table:table-cell>
        </table:table-row>
        <table:table-row>
          <table:table-cell table:style-name="Tabla4.A2" office:value-type="string">
            <text:p text:style-name="P7"><text:span text:style-name="Source_20_Text"><text:span text:style-name="T1">/sys</text:span></text:span></text:p>
          </table:table-cell>
          <table:table-cell table:style-name="Tabla4.A2" office:value-type="string">
            <text:p text:style-name="P7">Un sistema de archivos virtual que contiene información acerca de los dispositivos de hardware conectados al sistema</text:p>
          </table:table-cell>
        </table:table-row>
        <table:table-row>
          <table:table-cell table:style-name="Tabla4.A2" office:value-type="string">
            <text:p text:style-name="P7"><text:span text:style-name="Source_20_Text"><text:span text:style-name="T1">/srv</text:span></text:span></text:p>
          </table:table-cell>
          <table:table-cell table:style-name="Tabla4.A2" office:value-type="string">
            <text:p text:style-name="P7">Ubicación donde los servicios específicos del sitio pueden estar alojados</text:p>
          </table:table-cell>
        </table:table-row>
        <table:table-row>
          <table:table-cell table:style-name="Tabla4.A2" office:value-type="string">
            <text:p text:style-name="P7"><text:span text:style-name="Source_20_Text"><text:span text:style-name="T1">/tmp</text:span></text:span></text:p>
          </table:table-cell>
          <table:table-cell table:style-name="Tabla4.A2" office:value-type="string">
            <text:p text:style-name="P7">Directorio en el que todos los usuarios tienen permiso para crear archivos temporales que deberían ser borrados durante el arranque (pero a menudo no es así)</text:p>
          </table:table-cell>
        </table:table-row>
        <table:table-row>
          <table:table-cell table:style-name="Tabla4.A2" office:value-type="string">
            <text:p text:style-name="P7"><text:span text:style-name="Source_20_Text"><text:span text:style-name="T1">/usr</text:span></text:span></text:p>
          </table:table-cell>
          <table:table-cell table:style-name="Tabla4.A2" office:value-type="string">
            <text:p text:style-name="P7">La segunda jerarquía de archivos que no son esenciales para el uso de múltiples usuarios</text:p>
          </table:table-cell>
        </table:table-row>
        <table:table-row>
          <table:table-cell table:style-name="Tabla4.A2" office:value-type="string">
            <text:p text:style-name="P7"><text:span text:style-name="Source_20_Text"><text:span text:style-name="T1">/usr/local</text:span></text:span></text:p>
          </table:table-cell>
          <table:table-cell table:style-name="Tabla4.A2" office:value-type="string">
            <text:p text:style-name="P7">La tercera jerarquía de archivos para software que no sea originario de la distribución</text:p>
          </table:table-cell>
        </table:table-row>
        <table:table-row>
          <table:table-cell table:style-name="Tabla4.A2" office:value-type="string">
            <text:p text:style-name="P7"><text:span text:style-name="Source_20_Text"><text:span text:style-name="T1">/var</text:span></text:span></text:p>
          </table:table-cell>
          <table:table-cell table:style-name="Tabla4.A2" office:value-type="string">
            <text:p text:style-name="P7">La jerarquía <text:span text:style-name="Source_20_Text"><text:span text:style-name="T1">/var</text:span></text:span> contiene archivos que cambian durante el tiempo</text:p>
          </table:table-cell>
        </table:table-row>
        <table:table-row>
          <table:table-cell table:style-name="Tabla4.A2" office:value-type="string">
            <text:p text:style-name="P7"><text:span text:style-name="Source_20_Text"><text:span text:style-name="T1">/var/cache</text:span></text:span></text:p>
          </table:table-cell>
          <table:table-cell table:style-name="Tabla4.A2" office:value-type="string">
            <text:p text:style-name="P7">Archivos utilizados para almacenar en caché, los datos de la aplicación</text:p>
          </table:table-cell>
        </table:table-row>
        <table:table-row>
          <table:table-cell table:style-name="Tabla4.A2" office:value-type="string">
            <text:p text:style-name="P7"><text:span text:style-name="Source_20_Text"><text:span text:style-name="T1">/var/log</text:span></text:span></text:p>
          </table:table-cell>
          <table:table-cell table:style-name="Tabla4.A2" office:value-type="string">
            <text:p text:style-name="P7">El directorio donde se ubica la mayoría de los archivos de registro</text:p>
          </table:table-cell>
        </table:table-row>
        <table:table-row>
          <table:table-cell table:style-name="Tabla4.A2" office:value-type="string">
            <text:p text:style-name="P7"><text:span text:style-name="Source_20_Text"><text:span text:style-name="T1">/var/lock</text:span></text:span></text:p>
          </table:table-cell>
          <table:table-cell table:style-name="Tabla4.A2" office:value-type="string">
            <text:p text:style-name="P7">Ubicación para guardar los archivos de bloqueo de los recursos compartidos</text:p>
          </table:table-cell>
        </table:table-row>
        <table:table-row>
          <table:table-cell table:style-name="Tabla4.A2" office:value-type="string">
            <text:p text:style-name="P7"><text:span text:style-name="Source_20_Text"><text:span text:style-name="T1">/var/spool</text:span></text:span></text:p>
          </table:table-cell>
          <table:table-cell table:style-name="Tabla4.A2" office:value-type="string">
            <text:p text:style-name="P7">Ubicación para almacenar los archivos spool de impresión y correo</text:p>
          </table:table-cell>
        </table:table-row>
        <table:table-row>
          <table:table-cell table:style-name="Tabla4.A2" office:value-type="string">
            <text:p text:style-name="P7"><text:span text:style-name="Source_20_Text"><text:span text:style-name="T1">/var/tmp</text:span></text:span></text:p>
          </table:table-cell>
          <table:table-cell table:style-name="Tabla4.A2" office:value-type="string">
            <text:p text:style-name="P8">Los archivos temporales que se deben conservar entre los reinicios</text:p>
          </table:table-cell>
        </table:table-row>
      </table:table>
      <text:p text:style-name="P12">La segunda y la tercera jerarquía, que se encuentra bajo los directorios <text:span text:style-name="Source_20_Text"><text:span text:style-name="T1">/usr</text:span></text:span> y <text:span text:style-name="Source_20_Text"><text:span text:style-name="T1">/usr/local</text:span></text:span>, repiten el patrón de muchos de los directorios clave que se encuentran debajo de la primera <text:soft-page-break/>jerarquía o el sistema de archivos root. La cuarta jerarquía, el directorio <text:span text:style-name="Source_20_Text"><text:span text:style-name="T1">/var</text:span></text:span>, también repite algunos de los directorios de primer nivel, como <text:span text:style-name="Source_20_Text"><text:span text:style-name="T1">lib</text:span></text:span>, <text:span text:style-name="Source_20_Text"><text:span text:style-name="T1">opt</text:span></text:span> y <text:span text:style-name="Source_20_Text"><text:span text:style-name="T1">tmp</text:span></text:span>.</text:p>
      <text:p text:style-name="P12">Cuando el sistema de archivos root y su contenido se consideran esenciales o necesarios para arrancar el sistema, los directorios <text:span text:style-name="Source_20_Text"><text:span text:style-name="T1">/var</text:span></text:span>, <text:span text:style-name="Source_20_Text"><text:span text:style-name="T1">/usr</text:span></text:span> y <text:span text:style-name="Source_20_Text"><text:span text:style-name="T1">/usr/local</text:span></text:span> no se consideran esenciales para el proceso de arranque. Como resultado, el sistema de archivos root y sus directorios pueden ser los únicos disponibles en ciertas situaciones, tales como arrancar en modo de usuario único, un entorno diseñado para la solución de problemas del sistema.</text:p>
      <text:p text:style-name="P12">El directorio <text:span text:style-name="Source_20_Text"><text:span text:style-name="T1">/usr</text:span></text:span> sirve para contener software para su uso por varios usuarios. El directorio <text:span text:style-name="Source_20_Text"><text:span text:style-name="T1">/usr</text:span></text:span> a veces se comparte a través de la red y se monta como de sólo lectura. Los directorios comunes de segundo nivel se describen en la siguiente tabla:</text:p>
      <table:table table:name="Tabla5" table:style-name="Tabla5">
        <table:table-column table:style-name="Tabla5.A"/>
        <table:table-column table:style-name="Tabla5.B"/>
        <table:table-header-rows>
          <table:table-row>
            <table:table-cell table:style-name="Tabla5.A1" office:value-type="string">
              <text:p text:style-name="P10">Directorio</text:p>
            </table:table-cell>
            <table:table-cell table:style-name="Tabla5.A1" office:value-type="string">
              <text:p text:style-name="P10">Propósito del Directorio</text:p>
            </table:table-cell>
          </table:table-row>
        </table:table-header-rows>
        <table:table-row>
          <table:table-cell table:style-name="Tabla5.A2" office:value-type="string">
            <text:p text:style-name="P7"><text:span text:style-name="Source_20_Text"><text:span text:style-name="T1">/usr/bin</text:span></text:span></text:p>
          </table:table-cell>
          <table:table-cell table:style-name="Tabla5.A2" office:value-type="string">
            <text:p text:style-name="P7">Los binarios para el usuario común, usados cuando el sistema está en modo multiusuario</text:p>
          </table:table-cell>
        </table:table-row>
        <table:table-row>
          <table:table-cell table:style-name="Tabla5.A2" office:value-type="string">
            <text:p text:style-name="P7"><text:span text:style-name="Source_20_Text"><text:span text:style-name="T1">/usr/include</text:span></text:span></text:p>
          </table:table-cell>
          <table:table-cell table:style-name="Tabla5.A2" office:value-type="string">
            <text:p text:style-name="P7">Los archivos que se incluyen para compilar el software de distribución</text:p>
          </table:table-cell>
        </table:table-row>
        <table:table-row>
          <table:table-cell table:style-name="Tabla5.A2" office:value-type="string">
            <text:p text:style-name="P7"><text:span text:style-name="Source_20_Text"><text:span text:style-name="T1">/usr/lib</text:span></text:span></text:p>
          </table:table-cell>
          <table:table-cell table:style-name="Tabla5.A2" office:value-type="string">
            <text:p text:style-name="P7">Las librerías de soporte para los archivos ejecutables en los directorios <text:span text:style-name="Source_20_Text"><text:span text:style-name="T1">/usr/bin</text:span></text:span> y <text:span text:style-name="Source_20_Text"><text:span text:style-name="T1">/usr/sbin</text:span></text:span></text:p>
          </table:table-cell>
        </table:table-row>
        <table:table-row>
          <table:table-cell table:style-name="Tabla5.A2" office:value-type="string">
            <text:p text:style-name="P7"><text:span text:style-name="Source_20_Text"><text:span text:style-name="T1">/usr/lib&lt;qual&gt;</text:span></text:span></text:p>
          </table:table-cell>
          <table:table-cell table:style-name="Tabla5.A2" office:value-type="string">
            <text:p text:style-name="P7">Las librerías no esenciales creadas para una arquitectura específica</text:p>
          </table:table-cell>
        </table:table-row>
        <table:table-row>
          <table:table-cell table:style-name="Tabla5.A2" office:value-type="string">
            <text:p text:style-name="P7"><text:span text:style-name="Source_20_Text"><text:span text:style-name="T1">/usr/libexec</text:span></text:span></text:p>
          </table:table-cell>
          <table:table-cell table:style-name="Tabla5.A2" office:value-type="string">
            <text:p text:style-name="P7">Los programas ejecutables utilizados por otros programas y no directamente por los usuarios</text:p>
          </table:table-cell>
        </table:table-row>
        <table:table-row>
          <table:table-cell table:style-name="Tabla5.A2" office:value-type="string">
            <text:p text:style-name="P7"><text:span text:style-name="Source_20_Text"><text:span text:style-name="T1">/usr/sbin</text:span></text:span></text:p>
          </table:table-cell>
          <table:table-cell table:style-name="Tabla5.A2" office:value-type="string">
            <text:p text:style-name="P7">Los binarios del sistema para su uso por el administrador en modo multiusuario</text:p>
          </table:table-cell>
        </table:table-row>
        <table:table-row>
          <table:table-cell table:style-name="Tabla5.A2" office:value-type="string">
            <text:p text:style-name="P7"><text:span text:style-name="Source_20_Text"><text:span text:style-name="T1">/usr/share</text:span></text:span></text:p>
          </table:table-cell>
          <table:table-cell table:style-name="Tabla5.A2" office:value-type="string">
            <text:p text:style-name="P7">Ubicación para almacenar documentación de software y otros datos de aplicación</text:p>
          </table:table-cell>
        </table:table-row>
        <table:table-row>
          <table:table-cell table:style-name="Tabla5.A2" office:value-type="string">
            <text:p text:style-name="P7"><text:span text:style-name="Source_20_Text"><text:span text:style-name="T1">/usr/src</text:span></text:span></text:p>
          </table:table-cell>
          <table:table-cell table:style-name="Tabla5.A2" office:value-type="string">
            <text:p text:style-name="P8">El código fuente para compilar el kernel</text:p>
          </table:table-cell>
        </table:table-row>
      </table:table>
      <text:p text:style-name="P12">La jerarquía <text:span text:style-name="Source_20_Text"><text:span text:style-name="T1">/usr/local</text:span></text:span> sirve para la instalación del software que no se origina con la distribución. A menudo, este directorio se utiliza para software que se complia a partir del código fuente. Los directorios de tercer nivel comunes que se encuentran bajo el directorio <text:span text:style-name="Source_20_Text"><text:span text:style-name="T1">/usr/local</text:span></text:span> se describen en la siguiente tabla:</text:p>
      <table:table table:name="Tabla6" table:style-name="Tabla6">
        <table:table-column table:style-name="Tabla6.A"/>
        <table:table-column table:style-name="Tabla6.B"/>
        <table:table-header-rows>
          <table:table-row>
            <table:table-cell table:style-name="Tabla6.A1" office:value-type="string">
              <text:p text:style-name="P10">Directorio</text:p>
            </table:table-cell>
            <table:table-cell table:style-name="Tabla6.A1" office:value-type="string">
              <text:p text:style-name="P10">Propósito del Directorio</text:p>
            </table:table-cell>
          </table:table-row>
        </table:table-header-rows>
        <table:table-row>
          <table:table-cell table:style-name="Tabla6.A2" office:value-type="string">
            <text:p text:style-name="P7"><text:span text:style-name="Source_20_Text"><text:span text:style-name="T1">/usr/local/bin</text:span></text:span></text:p>
          </table:table-cell>
          <table:table-cell table:style-name="Tabla6.A2" office:value-type="string">
            <text:p text:style-name="P7">Los binarios de software locales para el uso de un usuario ordinario</text:p>
          </table:table-cell>
        </table:table-row>
        <table:table-row>
          <table:table-cell table:style-name="Tabla6.A2" office:value-type="string">
            <text:p text:style-name="P7"><text:span text:style-name="Source_20_Text"><text:span text:style-name="T1">/usr/local/etc</text:span></text:span></text:p>
          </table:table-cell>
          <table:table-cell table:style-name="Tabla6.A2" office:value-type="string">
            <text:p text:style-name="P7">Los archivos de configuración de software locales</text:p>
          </table:table-cell>
        </table:table-row>
        <table:table-row>
          <table:table-cell table:style-name="Tabla6.A2" office:value-type="string">
            <text:p text:style-name="P7"><text:span text:style-name="Source_20_Text"><text:span text:style-name="T1">/usr/local/</text:span></text:span><text:soft-page-break/><text:span text:style-name="Source_20_Text"><text:span text:style-name="T1">include</text:span></text:span></text:p>
          </table:table-cell>
          <table:table-cell table:style-name="Tabla6.A2" office:value-type="string">
            <text:p text:style-name="P7">Los archivos que necesitan ser incluidos con el fin de compilar el código fuente <text:soft-page-break/>local</text:p>
          </table:table-cell>
        </table:table-row>
        <table:table-row>
          <table:table-cell table:style-name="Tabla6.A2" office:value-type="string">
            <text:p text:style-name="P7"><text:span text:style-name="Source_20_Text"><text:span text:style-name="T1">/usr/local/lib</text:span></text:span></text:p>
          </table:table-cell>
          <table:table-cell table:style-name="Tabla6.A2" office:value-type="string">
            <text:p text:style-name="P7">Los archivos de la librería de soporte para los archivos ejecutables en los directorios <text:span text:style-name="Source_20_Text"><text:span text:style-name="T1">/usr/local/bin</text:span></text:span> y <text:span text:style-name="Source_20_Text"><text:span text:style-name="T1">/usr/local/sbin</text:span></text:span></text:p>
          </table:table-cell>
        </table:table-row>
        <table:table-row>
          <table:table-cell table:style-name="Tabla6.A2" office:value-type="string">
            <text:p text:style-name="P7"><text:span text:style-name="Source_20_Text"><text:span text:style-name="T1">/usr/local/libexec</text:span></text:span></text:p>
          </table:table-cell>
          <table:table-cell table:style-name="Tabla6.A2" office:value-type="string">
            <text:p text:style-name="P7">Los programas ejecutables utilizados por otros programas y no directamente por los usuarios</text:p>
          </table:table-cell>
        </table:table-row>
        <table:table-row>
          <table:table-cell table:style-name="Tabla6.A2" office:value-type="string">
            <text:p text:style-name="P7"><text:span text:style-name="Source_20_Text"><text:span text:style-name="T1">/usr/local/sbin</text:span></text:span></text:p>
          </table:table-cell>
          <table:table-cell table:style-name="Tabla6.A2" office:value-type="string">
            <text:p text:style-name="P7">Los binarios locales para uso del administrador del sistema</text:p>
          </table:table-cell>
        </table:table-row>
        <table:table-row>
          <table:table-cell table:style-name="Tabla6.A2" office:value-type="string">
            <text:p text:style-name="P7"><text:span text:style-name="Source_20_Text"><text:span text:style-name="T1">/usr/local/share</text:span></text:span></text:p>
          </table:table-cell>
          <table:table-cell table:style-name="Tabla6.A2" office:value-type="string">
            <text:p text:style-name="P7">Ubicación para almacenar las páginas man, páginas de información, y otra información de aplicaciones locales</text:p>
          </table:table-cell>
        </table:table-row>
        <table:table-row>
          <table:table-cell table:style-name="Tabla6.A2" office:value-type="string">
            <text:p text:style-name="P7"><text:span text:style-name="Source_20_Text"><text:span text:style-name="T1">/usr/local/src</text:span></text:span></text:p>
          </table:table-cell>
          <table:table-cell table:style-name="Tabla6.A2" office:value-type="string">
            <text:p text:style-name="P8">La ubicación en la que menudo se coloca el código fuente de software para ser compilado localmente</text:p>
          </table:table-cell>
        </table:table-row>
      </table:table>
      <text:h text:style-name="Heading_20_2" text:outline-level="2">16.9 La Organización Dentro de la Jerarquía del Sistema de Archivos</text:h>
      <text:p text:style-name="P12">Aunque el estándar FHS es útil para una comprensión detallada de la disposición de los directorios utilizados por la mayoría de las distribuciones de Linux, a continuación se ofrece una descripción más generalizada de la estructura de los directorios como realmente existen en una distribución típica de Linux.</text:p>
      <text:p text:style-name="P12"><text:span text:style-name="Strong_20_Emphasis">Los Directorios Home</text:span></text:p>
      <text:p text:style-name="P12">El directorio <text:span text:style-name="Source_20_Text"><text:span text:style-name="T1">/home</text:span></text:span> tendrá típicamente un directorio inferior para cada cuenta de usuario. Por ejemplo, el usuario <text:span text:style-name="Source_20_Text"><text:span text:style-name="T1">bob</text:span></text:span> normalmente tendrá su directorio home de <text:span text:style-name="Source_20_Text"><text:span text:style-name="T1">/home/bob</text:span></text:span>. Normalmente, sólo el usuario <text:span text:style-name="Source_20_Text"><text:span text:style-name="T1">bob</text:span></text:span> tendrá acceso a este directorio. Sin ser asignados permisos especiales en otros directorios, un usuario normalmente sólo puede crear archivos en su directorio home, en el directorio <text:span text:style-name="Source_20_Text"><text:span text:style-name="T1">/tmp</text:span></text:span> y el directorio <text:span text:style-name="Source_20_Text"><text:span text:style-name="T1">/var/tmp</text:span></text:span>.</text:p>
      <text:p text:style-name="P12"><text:span text:style-name="Strong_20_Emphasis">Los Directorios Binarios</text:span></text:p>
      <text:p text:style-name="P12">Los directorios binarios contienen programas que los usuarios y los administradores ejecutarán para iniciar los procesos o las aplicaciones del sistema. Los directorios binarios, que están destinados a ser utilizados por los usuarios sin privilegios, incluyen los directorios <text:span text:style-name="Source_20_Text"><text:span text:style-name="T1">/bin</text:span></text:span>, <text:span text:style-name="Source_20_Text"><text:span text:style-name="T1">/usr/bin</text:span></text:span> y <text:span text:style-name="Source_20_Text"><text:span text:style-name="T1">/usr/local/bin</text:span></text:span>. A veces el software de terceros también almacenará sus archivos ejecutables en los directorios, tales como <text:span text:style-name="Source_20_Text"><text:span text:style-name="T1">/usr/local/application/bin</text:span></text:span> y <text:span text:style-name="Source_20_Text"><text:span text:style-name="T1">/opt/application/bin</text:span></text:span>. Además, no es inusual que cada usuario tenga su propio directorio <text:span text:style-name="Source_20_Text"><text:span text:style-name="T1">bin</text:span></text:span> ubicado en su directorio home, tal como <text:span text:style-name="Source_20_Text"><text:span text:style-name="T1">/home/bob/bin</text:span></text:span>.</text:p>
      <text:p text:style-name="P12">Por otra parte, los directorios <text:span text:style-name="Source_20_Text"><text:span text:style-name="T1">sbin</text:span></text:span> están destinados principalmente a ser utilizados por el administrador del sistema (usuario root). Estos por lo general incluyen los directorios <text:span text:style-name="Source_20_Text"><text:span text:style-name="T1">/sbin</text:span></text:span>, <text:span text:style-name="Source_20_Text"><text:span text:style-name="T1">/usr/sbin</text:span></text:span> y <text:span text:style-name="Source_20_Text"><text:span text:style-name="T1">/usr/local/sbin</text:span></text:span>, aunque las aplicaciones administrativas <text:soft-page-break/>de terceros también podrían utilizar directorios como <text:span text:style-name="Source_20_Text"><text:span text:style-name="T1">/usr/local/application/sbin</text:span></text:span> o <text:span text:style-name="Source_20_Text"><text:span text:style-name="T1">/opt/application/sbin</text:span></text:span>.</text:p>
      <text:p text:style-name="P12">Dependiendo de la distribución, la variable <text:span text:style-name="Source_20_Text"><text:span text:style-name="T1">PATH</text:span></text:span> puede no contener todos los directorios <text:span text:style-name="Source_20_Text"><text:span text:style-name="T1">bin</text:span></text:span> y <text:span text:style-name="Source_20_Text"><text:span text:style-name="T1">sbin</text:span></text:span>. Con el fin de poder ejecutar un comando en uno de estos directorios, el directorio debe ser incluido en la lista de las variables <text:span text:style-name="Source_20_Text"><text:span text:style-name="T1">PATH</text:span></text:span> o el usuario tiene que especificar la ruta al comando, por ejemplo: <text:span text:style-name="Source_20_Text"><text:span text:style-name="T1">/sbin/ifconfig</text:span></text:span>.</text:p>
      <text:p text:style-name="P12"><text:span text:style-name="Strong_20_Emphasis">Los Directorios de las Aplicaciones de Software</text:span></text:p>
      <text:p text:style-name="P12">A diferencia del sistema operativo Windows, donde las aplicaciones pueden tener todos sus archivos instalados en un único subdirectorio bajo el directorio <text:span text:style-name="Source_20_Text"><text:span text:style-name="T1">C:\Program Files</text:span></text:span>, las aplicaciones de Linux pueden tener sus archivos en varios directorios repartidos a lo largo del sistema de archivos de Linux. Para las distribuciones Debian, puedes ejecutar la aplicación <text:span text:style-name="Source_20_Text"><text:span text:style-name="T1">dpkg -L</text:span></text:span> para obtener la lista de ubicación de los archivos. En las distribuciones de Red Hat, puedes ejecutar la aplicación <text:span text:style-name="Source_20_Text"><text:span text:style-name="T1">rpm -ql</text:span></text:span> para listar la de ubicación de los archivos que pertenecen a esa aplicación.</text:p>
      <text:p text:style-name="P12">Los archivos binarios de los programas ejecutables pueden ir en el directorio <text:span text:style-name="Source_20_Text"><text:span text:style-name="T1">/usr/bin</text:span></text:span>, si vienen incluidos en el sistema operativo, o de lo contrario pueden ir a los directorios <text:span text:style-name="Source_20_Text"><text:span text:style-name="T1">/usr/local/bin</text:span></text:span> o <text:span text:style-name="Source_20_Text"><text:span text:style-name="T1">/opt/application/bin</text:span></text:span> en caso de que procedan de un tercero.</text:p>
      <text:p text:style-name="P12">Los datos para la aplicación pueden ser almacenados en uno de los siguientes subdirectorios: <text:span text:style-name="Source_20_Text"><text:span text:style-name="T1">/usr/share</text:span></text:span>, <text:span text:style-name="Source_20_Text"><text:span text:style-name="T1">/usr/lib</text:span></text:span>, <text:span text:style-name="Source_20_Text"><text:span text:style-name="T1">/opt/application</text:span></text:span> o <text:span text:style-name="Source_20_Text"><text:span text:style-name="T1">/var/lib</text:span></text:span>.</text:p>
      <text:p text:style-name="P12">El archivo relacionado con la documentación se puede almacenar en uno de los siguientes subdirectorios: <text:span text:style-name="Source_20_Text"><text:span text:style-name="T1">/usr/share/doc</text:span></text:span>, <text:span text:style-name="Source_20_Text"><text:span text:style-name="T1">/usr/share/man</text:span></text:span> o <text:span text:style-name="Source_20_Text"><text:span text:style-name="T1">/usr/share/info</text:span></text:span>.</text:p>
      <text:p text:style-name="P12">El archivo(s) de configuración global para una aplicación muy probablemente se almacene en un subdirectorio bajo el directorio <text:span text:style-name="Source_20_Text"><text:span text:style-name="T1">/etc</text:span></text:span>, mientras que los archivos de configuración personalizados (específicos para un usuario) para la aplicación están, probablemente, en un subdirectorio oculto del directorio home del usuario.</text:p>
      <text:p text:style-name="P12"><text:span text:style-name="Strong_20_Emphasis">Los Directorios de Librerías</text:span></text:p>
      <text:p text:style-name="P12">Las librerías son archivos que contienen código que se comparte entre varios programas. La mayoría de los nombres de archivo de la librería terminan con una extensión de archivo <text:span text:style-name="Source_20_Text"><text:span text:style-name="T1">.so</text:span></text:span>, lo que significa <text:span text:style-name="Variable">objeto compartido (shared object)</text:span>.</text:p>
      <text:p text:style-name="P12">Puede haber varias versiones de una librería debido a que el código puede ser diferente dentro de cada archivo a pesar de que puede llevar a cabo funciones similares a las otras versiones de la librerías. Una de las razones por las que el código puede ser diferente, a pesar de que puede hacer lo mismo que otro archivo de la biblioteca, es que está compilado para ejecutarse en un tipo diferente de procesador. Por ejemplo, es habitual que los sistemas que utilizan un código diseñado para los procesadores de tipo Intel/AMD de 64 bits, tengan las dos bibliotecas, la de 32 bits y de 64 bits.</text:p>
      <text:p text:style-name="P12">Las librerías que dan soporte a los programas binarios esenciales que se encuentran en los directorios <text:span text:style-name="Source_20_Text"><text:span text:style-name="T1">/bin</text:span></text:span> y <text:span text:style-name="Source_20_Text"><text:span text:style-name="T1">/sbin</text:span></text:span> típicamente se encuentran en <text:span text:style-name="Source_20_Text"><text:span text:style-name="T1">/lib</text:span></text:span> o <text:span text:style-name="Source_20_Text"><text:span text:style-name="T1">/lib64</text:span></text:span>.</text:p>
      <text:p text:style-name="P12">Para dar soporte a los ejecutables <text:span text:style-name="Source_20_Text"><text:span text:style-name="T1">/usr/bin</text:span></text:span> y <text:span text:style-name="Source_20_Text"><text:span text:style-name="T1">/usr/sbin</text:span></text:span>, normalmente se usan los directorios librerías <text:span text:style-name="Source_20_Text"><text:span text:style-name="T1">/usr/lib</text:span></text:span> y <text:span text:style-name="Source_20_Text"><text:span text:style-name="T1">/usr/lib64</text:span></text:span>.</text:p>
      <text:p text:style-name="P12"><text:soft-page-break/>Para dar soporte a las aplicaciones que no se distribuyen con el sistema operativo, a menudo se utilizan los directorios librería <text:span text:style-name="Source_20_Text"><text:span text:style-name="T1">/usr/local/lib</text:span></text:span> y <text:span text:style-name="Source_20_Text"><text:span text:style-name="T1">/opt/application/lib</text:span></text:span>.</text:p>
      <text:p text:style-name="P12"><text:span text:style-name="Strong_20_Emphasis">Los Directorios de Datos Variables</text:span></text:p>
      <text:p text:style-name="P12">Los directorios <text:span text:style-name="Source_20_Text"><text:span text:style-name="T1">/var</text:span></text:span> y muchos de sus subdirectorios pueden contener datos que vayan a cambiar con frecuencia. Si el sistema se utiliza para correo electrónico, normalmente se utilizará <text:span text:style-name="Source_20_Text"><text:span text:style-name="T1">/var/mail</text:span></text:span> o <text:span text:style-name="Source_20_Text"><text:span text:style-name="T1">/var/spool/mail</text:span></text:span> para almacenar los datos de correo electrónico del usuario. Si vas a imprimir desde tu sistema, entonces el directorio <text:span text:style-name="Source_20_Text"><text:span text:style-name="T1">/var/spool/cups</text:span></text:span> se utilizará para almacenar temporalmente los trabajos de impresión.</text:p>
      <text:p text:style-name="P12">Dependiendo de los eventos que el sistema está registrando y la cantidad de actividad que hay en el sistema, se determinará el tamaño de tu archivo de registro. En un sistema ocupado, puede haber una considerable cantidad de datos en los archivos de registro. Estos archivos se almacenan en el directorio <text:span text:style-name="Source_20_Text"><text:span text:style-name="T1">/var/log</text:span></text:span>.</text:p>
      <text:p text:style-name="P12">Mientras que los archivos de registro pueden ser extremadamente útiles para solucionar los problemas, también pueden causar problemas. Una de las principales preocupaciones de todos estos directorios es que pueden llenar rápidamente el espacio del disco en un sistema activo. Si el directorio <text:span text:style-name="Source_20_Text"><text:span text:style-name="T1">/var</text:span></text:span> no es una partición separada, entonces el sistema de archivos root se podría llenar por completo y bloquear el sistem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2:52:03.928618380</meta:creation-date>
    <meta:generator>LibreOffice/24.2.0.3$Linux_X86_64 LibreOffice_project/da48488a73ddd66ea24cf16bbc4f7b9c08e9bea1</meta:generator>
    <dc:date>2024-03-01T13:36:22.357483060</dc:date>
    <meta:editing-duration>PT21M1S</meta:editing-duration>
    <meta:editing-cycles>4</meta:editing-cycles>
    <meta:document-statistic meta:table-count="6" meta:image-count="0" meta:object-count="0" meta:page-count="16" meta:paragraph-count="327" meta:word-count="5425" meta:character-count="35082" meta:non-whitespace-character-count="29989"/>
  </office:meta>
</office:document-meta>
</file>